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61.6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mapscomments" table:style-name="ta1">
        <table:table-column table:style-name="co1" table:default-cell-style-name="Default"/>
        <table:table-column table:style-name="co2" table:default-cell-style-name="ce1"/>
        <table:table-row table:style-name="ro1">
          <table:table-cell office:value-type="string" calcext:value-type="string">
            <text:p><text:s/>Já dei nota máxima para esse aplicativo mas não está mais à merecer. Antigamente tinhas rotas de transporte público perfeitas hoje só me indica ônibus intermunicipais de 10 reais pra cima, optei pelo CityMapper. É uma pena. </text:p>
          </table:table-cell>
          <table:table-cell office:value-type="string" calcext:value-type="string">
            <text:p>Negativo</text:p>
          </table:table-cell>
        </table:table-row>
        <table:table-row table:style-name="ro1">
          <table:table-cell office:value-type="string" calcext:value-type="string">
            <text:p><text:s/>Muito bom, porém vou dar 3 estrelas porque o bluetooth não funciona como deveria no meu carro (Fox). O app não interrompe a música do rádio, CD, pendrive para anunciar as direções. Funcionava perfeito no meu Lumia 930. </text:p>
          </table:table-cell>
          <table:table-cell office:value-type="string" calcext:value-type="string">
            <text:p>Neutro</text:p>
          </table:table-cell>
        </table:table-row>
        <table:table-row table:style-name="ro1">
          <table:table-cell office:value-type="string" calcext:value-type="string">
            <text:p><text:s/>Vou tentar essa atualização, pois as atualizações anteriores estavam com bugs, pois me colocavam e m ruas sem saída e o tempo de chegada no destino estava dando muitas discrepâncias. Por várias vezes tive que retirar as atualizações </text:p>
          </table:table-cell>
          <table:table-cell office:value-type="string" calcext:value-type="string">
            <text:p>Negativo</text:p>
          </table:table-cell>
        </table:table-row>
        <table:table-row table:style-name="ro1">
          <table:table-cell office:value-type="string" calcext:value-type="string">
            <text:p><text:s/>Acho muito confuso, coloco um destino que tem várias opções então verifico e quero voltar para ver outros trajetos não consigo. </text:p>
          </table:table-cell>
          <table:table-cell office:value-type="string" calcext:value-type="string">
            <text:p>Negativo</text:p>
          </table:table-cell>
        </table:table-row>
        <table:table-row table:style-name="ro1">
          <table:table-cell office:value-type="string" calcext:value-type="string">
            <text:p><text:s/>Já foi excelente mas a alguns dias coloco o destino ele traça a rota mas não acompanha o deslocamento do carro! Precisa de uma atualização urgente! </text:p>
          </table:table-cell>
          <table:table-cell office:value-type="string" calcext:value-type="string">
            <text:p>Negativo</text:p>
          </table:table-cell>
        </table:table-row>
        <table:table-row table:style-name="ro1">
          <table:table-cell office:value-type="string" calcext:value-type="string">
            <text:p><text:s/>Ultimamente não está localizando onde eu estou. Sempre localiza errado. Diz q eu estou em um lugar nada a ver onde realmente estou. Mesmo utilizando o modo precisão não localiza certo. </text:p>
          </table:table-cell>
          <table:table-cell office:value-type="string" calcext:value-type="string">
            <text:p>Neutro</text:p>
          </table:table-cell>
        </table:table-row>
        <table:table-row table:style-name="ro1">
          <table:table-cell office:value-type="string" calcext:value-type="string">
            <text:p><text:s/>Já foi bom agora tá dando muitos erros,o aplicativo não mostra o trajeto certo.Ajeitem isso tem que melhorar muito </text:p>
          </table:table-cell>
          <table:table-cell office:value-type="string" calcext:value-type="string">
            <text:p>Negativo</text:p>
          </table:table-cell>
        </table:table-row>
        <table:table-row table:style-name="ro1">
          <table:table-cell office:value-type="string" calcext:value-type="string">
            <text:p><text:s/>Uma boa forma de orientação seja de carro, a pé, etc. Com informações úteis durante o trajeto: trânsito, tempos e outras. </text:p>
          </table:table-cell>
          <table:table-cell office:value-type="string" calcext:value-type="string">
            <text:p>Positivo</text:p>
          </table:table-cell>
        </table:table-row>
        <table:table-row table:style-name="ro1">
          <table:table-cell office:value-type="string" calcext:value-type="string">
            <text:p><text:s/>Muito desatualizado fui olhar hj dia 03/12/2017 umas fotos e localização tudo antigas mesmo com tanta atenção no app ainda continua no passado 0 estrela </text:p>
          </table:table-cell>
          <table:table-cell office:value-type="string" calcext:value-type="string">
            <text:p>Negativo</text:p>
          </table:table-cell>
        </table:table-row>
        <table:table-row table:style-name="ro1">
          <table:table-cell office:value-type="string" calcext:value-type="string">
            <text:p><text:s/>Bom app com rotas alternativas a todo tempo, mas as vezes ainda coloca em furadas como contra mão e acessos que não existem/proibidos. </text:p>
          </table:table-cell>
          <table:table-cell office:value-type="string" calcext:value-type="string">
            <text:p>Neutro</text:p>
          </table:table-cell>
        </table:table-row>
        <table:table-row table:style-name="ro1">
          <table:table-cell office:value-type="string" calcext:value-type="string">
            <text:p><text:s/>Precisa melhorar e muito ... já estamos á caminho de 2018 e esse App ainda está em 2000 .... quando eu preciso isso me atrapalha muito </text:p>
          </table:table-cell>
          <table:table-cell office:value-type="string" calcext:value-type="string">
            <text:p>Negativo</text:p>
          </table:table-cell>
        </table:table-row>
        <table:table-row table:style-name="ro1">
          <table:table-cell office:value-type="string" calcext:value-type="string">
            <text:p><text:s/>Vamos atualizar as localizações né Maps. Estou aqui arrasada. Acabei de perder uma prova de concurso por me fornecerem endereço errado. </text:p>
          </table:table-cell>
          <table:table-cell office:value-type="string" calcext:value-type="string">
            <text:p>Negativo</text:p>
          </table:table-cell>
        </table:table-row>
        <table:table-row table:style-name="ro1">
          <table:table-cell office:value-type="string" calcext:value-type="string">
            <text:p><text:s/>Na maioria das vezes o caminho/opção indicada pelo App fica mais caro e/ou mais distante. </text:p>
          </table:table-cell>
          <table:table-cell office:value-type="string" calcext:value-type="string">
            <text:p>Neutro</text:p>
          </table:table-cell>
        </table:table-row>
        <table:table-row table:style-name="ro1">
          <table:table-cell office:value-type="string" calcext:value-type="string">
            <text:p><text:s/>Quando inicia uma rota demora um pouco para atualizar a direção correta, isso atrapalha um bocado para quem trabalha todos os dias com o aplicativo. </text:p>
          </table:table-cell>
          <table:table-cell office:value-type="string" calcext:value-type="string">
            <text:p>Negativo</text:p>
          </table:table-cell>
        </table:table-row>
        <table:table-row table:style-name="ro1">
          <table:table-cell office:value-type="string" calcext:value-type="string">
            <text:p><text:s/>Podia atualizar o sistema dele, tá tudo as casas antigas, as casas não <text:s/>tão como são hoje </text:p>
          </table:table-cell>
          <table:table-cell office:value-type="string" calcext:value-type="string">
            <text:p>Neutro</text:p>
          </table:table-cell>
        </table:table-row>
        <table:table-row table:style-name="ro1">
          <table:table-cell office:value-type="string" calcext:value-type="string">
            <text:p><text:s/>O meu, em pesquisa de voz não está funcionando mais. Tá uma bosta. <text:s/>Concertem isso. </text:p>
          </table:table-cell>
          <table:table-cell office:value-type="string" calcext:value-type="string">
            <text:p>Negativo</text:p>
          </table:table-cell>
        </table:table-row>
        <table:table-row table:style-name="ro1">
          <table:table-cell office:value-type="string" calcext:value-type="string">
            <text:p><text:s/>Não atualiza as linhas de ônibus e opções atuais. Fora isso muito bom. Melhore esse ponto e ganhará 5 estrelas. </text:p>
          </table:table-cell>
          <table:table-cell office:value-type="string" calcext:value-type="string">
            <text:p>Positivo</text:p>
          </table:table-cell>
        </table:table-row>
        <table:table-row table:style-name="ro1">
          <table:table-cell office:value-type="string" calcext:value-type="string">
            <text:p><text:s/>Concordo com comentário que o rapaz de baixo fez o mapas do Google ja foi melhor mais ultimamente está deixando a desejar na questão de qualidade não tem mais tanta precisão nos endereços informa ruas erradas manda entra em ruas que está na contramao tem ruas faltando </text:p>
          </table:table-cell>
          <table:table-cell office:value-type="string" calcext:value-type="string">
            <text:p>Negativo</text:p>
          </table:table-cell>
        </table:table-row>
        <table:table-row table:style-name="ro1">
          <table:table-cell office:value-type="string" calcext:value-type="string">
            <text:p><text:s/>Sempre usei o Maps mas infelizmente ele não mostra mais o percurso em visão terrestre apenas em visão aérea, tornando o trajeto um tanto quanto complicado. Tentei de todas maneiras reconfigurar mas foi impossível, a única solução que encontrei foi utilizar o Waze. </text:p>
          </table:table-cell>
          <table:table-cell office:value-type="string" calcext:value-type="string">
            <text:p>Negativo</text:p>
          </table:table-cell>
        </table:table-row>
        <table:table-row table:style-name="ro1">
          <table:table-cell office:value-type="string" calcext:value-type="string">
            <text:p><text:s/>Tem que atualizar o mapa,tem vilas que fez a um ano atrás e ainda não tem</text:p>
          </table:table-cell>
          <table:table-cell office:value-type="string" calcext:value-type="string">
            <text:p>Neutro</text:p>
          </table:table-cell>
        </table:table-row>
        <table:table-row table:style-name="ro1">
          <table:table-cell office:value-type="string" calcext:value-type="string">
            <text:p><text:s/>Precisa atualizar.muitas vezes coloca a gente na contra mão e até mesmo em escadarias. Um carro vai subir e descer escadas, até mesmo escadas mais estreitas que o próprio carro. Isso não existe, não é Google Maps? Tem que melhorar, e muito!!! </text:p>
          </table:table-cell>
          <table:table-cell office:value-type="string" calcext:value-type="string">
            <text:p>Negativo</text:p>
          </table:table-cell>
        </table:table-row>
        <table:table-row table:style-name="ro1">
          <table:table-cell office:value-type="string" calcext:value-type="string">
            <text:p><text:s/>Mostra minha localização totalmente errada a todo momento, ou fica mudando de lugar, as vezes ele marca minha localização certa por alguns minutos depois muda totalmente para um lugar aleatório da minha cidade, já fiz de tudo. </text:p>
          </table:table-cell>
          <table:table-cell office:value-type="string" calcext:value-type="string">
            <text:p>Negativo</text:p>
          </table:table-cell>
        </table:table-row>
        <table:table-row table:style-name="ro1">
          <table:table-cell office:value-type="string" calcext:value-type="string">
            <text:p><text:s/>Gosto do Google Maps, mas é muito confuso quando se precisa acessar alguma via que é muito próxima da outra, como um "Y", pois falta um simples zoom durante essas manobras. Também sinto falta de um alerta quando erro o caminho, como um "recalculando" ou "reajustando", coisa assim. </text:p>
          </table:table-cell>
          <table:table-cell office:value-type="string" calcext:value-type="string">
            <text:p>Neutro</text:p>
          </table:table-cell>
        </table:table-row>
        <table:table-row table:style-name="ro1">
          <table:table-cell office:value-type="string" calcext:value-type="string">
            <text:p><text:s/>Pessoas perdem tempo com o Weize ..... <text:s/>Google maps informa bem melhor o caminho é trânsito real das rodovias e pistas... Um sério problema destes aplicativos é que esquenta demais o celular. <text:s/>Tem que haver um jeito de não esquentar tanto...nos ajudem </text:p>
          </table:table-cell>
          <table:table-cell office:value-type="string" calcext:value-type="string">
            <text:p>Positivo</text:p>
          </table:table-cell>
        </table:table-row>
        <table:table-row table:style-name="ro1">
          <table:table-cell office:value-type="string" calcext:value-type="string">
            <text:p><text:s/>Maps exelente sempre uso pra chegar em qualquer lugar que eu não conheco </text:p>
          </table:table-cell>
          <table:table-cell office:value-type="string" calcext:value-type="string">
            <text:p>Positivo</text:p>
          </table:table-cell>
        </table:table-row>
        <table:table-row table:style-name="ro1">
          <table:table-cell office:value-type="string" calcext:value-type="string">
            <text:p><text:s/>Para celular com sistema glonass (meizu) a bússola apresenta instabilidade. </text:p>
          </table:table-cell>
          <table:table-cell office:value-type="string" calcext:value-type="string">
            <text:p>Neutro</text:p>
          </table:table-cell>
        </table:table-row>
        <table:table-row table:style-name="ro1">
          <table:table-cell office:value-type="string" calcext:value-type="string">
            <text:p><text:s/>É uma bosta sempre quando desistalo instala automaticamente de novo . Um L-I-X-O </text:p>
          </table:table-cell>
          <table:table-cell office:value-type="string" calcext:value-type="string">
            <text:p>Negativo</text:p>
          </table:table-cell>
        </table:table-row>
        <table:table-row table:style-name="ro1">
          <table:table-cell office:value-type="string" calcext:value-type="string">
            <text:p><text:s/>Entro nas configurações para colocar a voz da mulher do Google para auxiliar os trajetos , ela não fala nada o mapa buga , fala que tá em uma rua mas na verdade você está em outra , depois que atualizei virou uma movuca 👎👎👎👎👎 </text:p>
          </table:table-cell>
          <table:table-cell office:value-type="string" calcext:value-type="string">
            <text:p>Negativo</text:p>
          </table:table-cell>
        </table:table-row>
        <table:table-row table:style-name="ro1">
          <table:table-cell office:value-type="string" calcext:value-type="string">
            <text:p><text:s/>A CADA ATUALIZAÇÃO FICA MAIS LENTO.... Os mapas OFFLINE <text:s/>com VALIDADE???? Ao fazer zoom os nomes das ruas ficam pequenos, <text:s/>não se percebe o nome das ruas, ê preciso uma LUPA... A UTILIZAÇÃO APEADADA SÓ FUNCIONA ONLINE???? Botão para desligar serviços, às vezes é para perceber onde é uma rua... </text:p>
          </table:table-cell>
          <table:table-cell office:value-type="string" calcext:value-type="string">
            <text:p>Negativo</text:p>
          </table:table-cell>
        </table:table-row>
        <table:table-row table:style-name="ro1">
          <table:table-cell office:value-type="string" calcext:value-type="string">
            <text:p><text:s/>Usando com o espelhamento Android Auto no Mylink do meu carro (multimídia original chevrolet), ao ligar os faróis o mapa fica com tema noturno. A questão é que preciso utilizar os faróis ligados o tempo todo, é lei em rodovias. E isso dificulta a visualização, o mapa ta sempre escuro. Deveria mudar somente com o horário (configurado pelo usuário). </text:p>
          </table:table-cell>
          <table:table-cell office:value-type="string" calcext:value-type="string">
            <text:p>Neutro</text:p>
          </table:table-cell>
        </table:table-row>
        <table:table-row table:style-name="ro1">
          <table:table-cell office:value-type="string" calcext:value-type="string">
            <text:p><text:s/>Não faz mais o caminho como antigamente, apenas a perspectiva de cima </text:p>
          </table:table-cell>
          <table:table-cell office:value-type="string" calcext:value-type="string">
            <text:p>Neutro</text:p>
          </table:table-cell>
        </table:table-row>
        <table:table-row table:style-name="ro1">
          <table:table-cell office:value-type="string" calcext:value-type="string">
            <text:p><text:s/>Só não pode mais deixar a gente na contra mão. Aí sempre temos que pegar outra rota, e começar a busca novamente! </text:p>
          </table:table-cell>
          <table:table-cell office:value-type="string" calcext:value-type="string">
            <text:p>Neutro</text:p>
          </table:table-cell>
        </table:table-row>
        <table:table-row table:style-name="ro1">
          <table:table-cell office:value-type="string" calcext:value-type="string">
            <text:p><text:s/>Era ótimo, mas agora ele fica se perdendo o tempo todo e não acompanha minha posição direito.. pra que serve então?! </text:p>
          </table:table-cell>
          <table:table-cell office:value-type="string" calcext:value-type="string">
            <text:p>Negativo</text:p>
          </table:table-cell>
        </table:table-row>
        <table:table-row table:style-name="ro1">
          <table:table-cell office:value-type="string" calcext:value-type="string">
            <text:p><text:s/>Realmente este aplicativo é o eu uso em qualquer lugar que eu vá. Só poderia nos avisar onde estão instalados os radares, no mais acho que seja o mais completo. </text:p>
          </table:table-cell>
          <table:table-cell office:value-type="string" calcext:value-type="string">
            <text:p>Positivo</text:p>
          </table:table-cell>
        </table:table-row>
        <table:table-row table:style-name="ro1">
          <table:table-cell office:value-type="string" calcext:value-type="string">
            <text:p><text:s/>Nota máxima sempre. App muito preciso, não trava. </text:p>
          </table:table-cell>
          <table:table-cell office:value-type="string" calcext:value-type="string">
            <text:p>Positivo</text:p>
          </table:table-cell>
        </table:table-row>
        <table:table-row table:style-name="ro1">
          <table:table-cell office:value-type="string" calcext:value-type="string">
            <text:p><text:s/>Deixem o maps na navegacao de carro com o formato da seta igual a do Wase!! Tirem essa maldita bolinha azul!!!.. <text:s/>Valeu!!! </text:p>
          </table:table-cell>
          <table:table-cell office:value-type="string" calcext:value-type="string">
            <text:p>Negativo</text:p>
          </table:table-cell>
        </table:table-row>
        <table:table-row table:style-name="ro1">
          <table:table-cell office:value-type="string" calcext:value-type="string">
            <text:p><text:s/>Está caindo o padrão de qualidade. Algumas ruas que aparecem no mapa desaparecem durante a navegação. Se arrumar isso dou mais estrelas. </text:p>
          </table:table-cell>
          <table:table-cell office:value-type="string" calcext:value-type="string">
            <text:p>Negativo</text:p>
          </table:table-cell>
        </table:table-row>
        <table:table-row table:style-name="ro1">
          <table:table-cell office:value-type="string" calcext:value-type="string">
            <text:p><text:s/>App eh bom, <text:s/>porém <text:s/>precisa melhorar a início <text:s/>da navegação, <text:s/>lento para <text:s/>atualizar uma nova <text:s/>rota e <text:s text:c="2"/>o círculo <text:s/>inicial atrapalha de mais </text:p>
          </table:table-cell>
          <table:table-cell office:value-type="string" calcext:value-type="string">
            <text:p>Neutro</text:p>
          </table:table-cell>
        </table:table-row>
        <table:table-row table:style-name="ro1">
          <table:table-cell office:value-type="string" calcext:value-type="string">
            <text:p><text:s/>Estava ótimo agora eu coloco destino ele me mostra a rota mas não acompanha o deslocamento do carro </text:p>
          </table:table-cell>
          <table:table-cell office:value-type="string" calcext:value-type="string">
            <text:p>Neutro</text:p>
          </table:table-cell>
        </table:table-row>
        <table:table-row table:style-name="ro1">
          <table:table-cell office:value-type="string" calcext:value-type="string">
            <text:p><text:s/>App muito top e totalmente intuitivo a todos que utilizam a ferramenta. Ótimo em localizações e ainda conta com um clique na ponta dos dedos para localização edição e incluir novos locais no mapa... nota 1000 eu particularmente sou muito fã e faço uso todos os dias e presumo <text:s/>ajudar dezenas de milhares de pessoas com novidades que frequentemente coloco no Mapa... parabéns muito show </text:p>
          </table:table-cell>
          <table:table-cell office:value-type="string" calcext:value-type="string">
            <text:p>Positivo</text:p>
          </table:table-cell>
        </table:table-row>
        <table:table-row table:style-name="ro1">
          <table:table-cell office:value-type="string" calcext:value-type="string">
            <text:p><text:s/>O aplicativo é fantástico, permite inclusive fazer uma simulação da rota para que não tenhamos surpresas no caminho. Eu apenas gostaria de fazer uma ressalva, que seria o fato de nâo ter um radar de velocidade, mesmo que tivéssemos que pagar uma taxa para a utilização do software. </text:p>
          </table:table-cell>
          <table:table-cell office:value-type="string" calcext:value-type="string">
            <text:p>Neutro</text:p>
          </table:table-cell>
        </table:table-row>
        <table:table-row table:style-name="ro1">
          <table:table-cell office:value-type="string" calcext:value-type="string">
            <text:p><text:s/>Além das funcoes carro,a pé,ônibus ou trem deveriam colocá a função caminhão...por favor nos deem essa força garanto q muito mais pessoas irão usar o app eu uso muito mais tem hora q só manda em lugar errado por ser carreta ai complica. </text:p>
          </table:table-cell>
          <table:table-cell office:value-type="string" calcext:value-type="string">
            <text:p>Neutro</text:p>
          </table:table-cell>
        </table:table-row>
        <table:table-row table:style-name="ro1">
          <table:table-cell office:value-type="string" calcext:value-type="string">
            <text:p><text:s/>O app é bom! O motivo pelo qual não uso com frequência é o consumo gigantesco de bateria!! Uma pena já que o Google te "obriga" a usá-lo não permitindo em muitos casos a escolha do app de navegação. Poderia melhorar a navegação( ficar parecido com o waze) </text:p>
          </table:table-cell>
          <table:table-cell office:value-type="string" calcext:value-type="string">
            <text:p>Neutro</text:p>
          </table:table-cell>
        </table:table-row>
        <table:table-row table:style-name="ro1">
          <table:table-cell office:value-type="string" calcext:value-type="string">
            <text:p><text:s/>Continuam insistindo na desgraça da bola azul que nos joga numa verdadeira loteria pra apostarmos e acertarmos ou não a direção correta pra seguir!!!!😡😡😡 A seta de navegação deve aparecer desde o início da navegação. Aquele círculo azul deixa tudo confuso, o mapa rotaciona e temos que adivinhar pra onde ir por alguns instantes até a seta resolver aparecer. Já quase me acidentei por isso, está horrível!!! Pelo amor de Deus consertem isso logo!!!</text:p>
          </table:table-cell>
          <table:table-cell office:value-type="string" calcext:value-type="string">
            <text:p>Negativo</text:p>
          </table:table-cell>
        </table:table-row>
        <table:table-row table:style-name="ro1">
          <table:table-cell office:value-type="string" calcext:value-type="string">
            <text:p><text:s/>O melhor gps do Brasil, depois da atualização ficou lento, pesado e demora muito muito mesmo para calcular uma rota e muitas rotas com voltas desnecessárias, eu como motorista terei q trocar p o Waze o q não gosto, mas por incrível q pareça está mais rápido. </text:p>
          </table:table-cell>
          <table:table-cell office:value-type="string" calcext:value-type="string">
            <text:p>Negativo</text:p>
          </table:table-cell>
        </table:table-row>
        <table:table-row table:style-name="ro1">
          <table:table-cell office:value-type="string" calcext:value-type="string">
            <text:p><text:s/>Tem que melhorar mais ... Teria que indicar radares e a velocidade real do movimento do veículo no momento da viagem. Também poderia ter uma imagem mais definida. <text:s/>Precisão está muito boa. (Pelo menos onde já viajei ). </text:p>
          </table:table-cell>
          <table:table-cell office:value-type="string" calcext:value-type="string">
            <text:p>Neutro</text:p>
          </table:table-cell>
        </table:table-row>
        <table:table-row table:style-name="ro1">
          <table:table-cell office:value-type="string" calcext:value-type="string">
            <text:p><text:s/>Está travando (congelando) direto, aí aparece aquela mensagem "o Maps parou" e trava e depois temos que reiniciar o Aplicativo. E também aquela bolinha na hora de iniciar a dirigir não ajuda em nada, pois, a gente não sabe em que rumo a gente deve iniciar. Voltem com a Seta inicial, pois, essa Bolinha só atrapalha. </text:p>
          </table:table-cell>
          <table:table-cell office:value-type="string" calcext:value-type="string">
            <text:p>Negativo</text:p>
          </table:table-cell>
        </table:table-row>
        <table:table-row table:style-name="ro1">
          <table:table-cell office:value-type="string" calcext:value-type="string">
            <text:p><text:s/>Ótimo em minha opinião, quem disse o contrário ou é louco ou tem um celular de bosta que só guenta rodar Facebook. Uma dica ótima, eu uso outros aplicativos do pra ver os radar, se vocês colocassem os radares iguais nos outros aplicativos isso faria muitos aplicativos de concorrência ficarem pra trás só uma dica, obrigado. </text:p>
          </table:table-cell>
          <table:table-cell office:value-type="string" calcext:value-type="string">
            <text:p>Positivo</text:p>
          </table:table-cell>
        </table:table-row>
        <table:table-row table:style-name="ro1">
          <table:table-cell office:value-type="string" calcext:value-type="string">
            <text:p><text:s/>O app melhorou muito porém deixa a desejar mais uma vez na atualização, os caras coloca uma seta gigante para representar o veículo, e coloca as ruas finas lá longe, você não consegue ver nem onde vai virar, não tem uma configuração para ampliar isso, no caso aproximar a navegação enquanto se usa o app, acredito que eles têm em mente que todos no mundo tem visão perfeita, por favor façam como o wase, o negócio é tão próximo que você vê claramente onde vai virar, nem todos fazem uso dessas vozes irritantes que é colocado no app, eu mesmo não uso. </text:p>
          </table:table-cell>
          <table:table-cell office:value-type="string" calcext:value-type="string">
            <text:p>Neutro</text:p>
          </table:table-cell>
        </table:table-row>
        <table:table-row table:style-name="ro1">
          <table:table-cell office:value-type="string" calcext:value-type="string">
            <text:p><text:s/>Gostei muito Mas poderia colocar ele Pra funcionar em cidades Pequenas e imagem do lugar Onde vc quer ir e onde vc Esta para caso vc se perca E so olhar no celular a imagem Do seu destino que vc acharia <text:s/>Com mas facilidade fora esso. Esse apps e TOP de linda . PARABÉNS para quem criou ele </text:p>
          </table:table-cell>
          <table:table-cell office:value-type="string" calcext:value-type="string">
            <text:p>Neutro</text:p>
          </table:table-cell>
        </table:table-row>
        <table:table-row table:style-name="ro1">
          <table:table-cell office:value-type="string" calcext:value-type="string">
            <text:p><text:s/>Usava faziam anos, mas está horrível agora, impossível de usar. Numa atualização recente ele parou dar uma imagem da posição em primeira pessoa, e fica difícil de se localizar ao dirigir. </text:p>
          </table:table-cell>
          <table:table-cell office:value-type="string" calcext:value-type="string">
            <text:p>Negativo</text:p>
          </table:table-cell>
        </table:table-row>
        <table:table-row table:style-name="ro1">
          <table:table-cell office:value-type="string" calcext:value-type="string">
            <text:p><text:s/>Este mapa lugares antigos ruim entendi nada. Precisa atualizar novos mudanças mapa cidades no mesmo mas é só lugares e casa atualizado tudo porque já mudou visual lugares novos <text:s/>aplicação presente. </text:p>
          </table:table-cell>
          <table:table-cell office:value-type="string" calcext:value-type="string">
            <text:p>Negativo</text:p>
          </table:table-cell>
        </table:table-row>
        <table:table-row table:style-name="ro1">
          <table:table-cell office:value-type="string" calcext:value-type="string">
            <text:p><text:s/>Vcs deveriam fazerem uma atualizaçao para quando usarmos o google maps ter a escolha de que tipo de automovel estamos dirijindo sou motorista de ambulancia e a ambulancia pode anda pelo corredor de onibus ai quando ñ sabemos o caminho ele nos ensina a da maior volta para chega no mesmo lugar sendo que pelo corredor ou faixa de onibus e tudo mas facil e rapido </text:p>
          </table:table-cell>
          <table:table-cell office:value-type="string" calcext:value-type="string">
            <text:p>Neutro</text:p>
          </table:table-cell>
        </table:table-row>
        <table:table-row table:style-name="ro1">
          <table:table-cell office:value-type="string" calcext:value-type="string">
            <text:p><text:s/>****Conseguiram piorar o que já era ruim.**** <text:s/>Leva agora, após a <text:s/>atualização <text:s/>um ano para abrir!.Os mapas estão com erro de cerca de 300m da localização correta. <text:s/>Baixei outro aplicativo que mostra a posição correta. Após a última atualização, continua péssimo. <text:s/>Mesmos erros de localização, as mesmas imprecisões. <text:s text:c="2"/>Precisa melhorar muito para ficar ruim. </text:p>
          </table:table-cell>
          <table:table-cell office:value-type="string" calcext:value-type="string">
            <text:p>Negativo</text:p>
          </table:table-cell>
        </table:table-row>
        <table:table-row table:style-name="ro1">
          <table:table-cell office:value-type="string" calcext:value-type="string">
            <text:p><text:s/>Cada vez que passa esse aplicativo fica melhor, sempre acrescentando novas funções. A ideia de por imagens do local é muito útil, pois, me ajuda a encontrar endereços que nunca tinha ido antes. Porém, até hoje me morga a decisão do google quando deixou de oferecer o prêmio surpresa pra quem conseguia alcançar o nível 5. Deveriam voltar com os brindes para quem contribue </text:p>
          </table:table-cell>
          <table:table-cell office:value-type="string" calcext:value-type="string">
            <text:p>Neutro</text:p>
          </table:table-cell>
        </table:table-row>
        <table:table-row table:style-name="ro1">
          <table:table-cell office:value-type="string" calcext:value-type="string">
            <text:p><text:s/>Estou bastante satisfeito com o aplicativo. Recebi com muitos bons olhos o feedback sobre a navegação que surge imediatamente após seu término, sobre o grau de satisfação bem como da acertividade da mesma. Gostei muito da opção rotas alternativas "mais rápidas" em tempo real m Mas ainda dá para melhorar muito mais. Inserir radares do percurso, limites de velocidade e segurança das vias são itens necessários. Mas "o futuro" pede uma maior interatividade com as ordens por voz, como por exemplo, "ok Google, compartilhar rota com..." Recomendo o Google Mapas </text:p>
          </table:table-cell>
          <table:table-cell office:value-type="string" calcext:value-type="string">
            <text:p>Positivo</text:p>
          </table:table-cell>
        </table:table-row>
        <table:table-row table:style-name="ro1">
          <table:table-cell office:value-type="string" calcext:value-type="string">
            <text:p><text:s/>O app é muito bom me ajuda por que eu trabalho como motorista mas eu uso o app em offline até esses dias mas agora não esta mais funcionando será que vcs pode melhorar </text:p>
          </table:table-cell>
          <table:table-cell office:value-type="string" calcext:value-type="string">
            <text:p>Neutro</text:p>
          </table:table-cell>
        </table:table-row>
        <table:table-row table:style-name="ro1">
          <table:table-cell office:value-type="string" calcext:value-type="string">
            <text:p><text:s/>O mapa não abre, não carrega novas rotas, nao ta funcionando nada, esta uma bosta, um app que ja foi ótimo agr esta horrível e inutilizável... Espero que arrumem isso logo, assim mudarei minha nota pro app </text:p>
          </table:table-cell>
          <table:table-cell office:value-type="string" calcext:value-type="string">
            <text:p>Negativo</text:p>
          </table:table-cell>
        </table:table-row>
        <table:table-row table:style-name="ro1">
          <table:table-cell office:value-type="string" calcext:value-type="string">
            <text:p><text:s/>Ameii,ótimo aplicativo,não trava no meu aparelho , obedece as minhas ordens... Gostei muito da nova atualização. O GPS ajuda bastante quando examino as rotas 👍😍❤ </text:p>
          </table:table-cell>
          <table:table-cell office:value-type="string" calcext:value-type="string">
            <text:p>Positivo</text:p>
          </table:table-cell>
        </table:table-row>
        <table:table-row table:style-name="ro1">
          <table:table-cell office:value-type="string" calcext:value-type="string">
            <text:p><text:s/>Sempre adorei mas na última <text:s/>atualização está me deixando em apuros pois trava e demora <text:s/>um <text:s/>pouco <text:s/>para voltar... Por favor <text:s/>me ajudem pois acho que é o melhor de todos pelo menos <text:s/>no meu <text:s/>caso. Valeu ! </text:p>
          </table:table-cell>
          <table:table-cell office:value-type="string" calcext:value-type="string">
            <text:p>Neutro</text:p>
          </table:table-cell>
        </table:table-row>
        <table:table-row table:style-name="ro1">
          <table:table-cell office:value-type="string" calcext:value-type="string">
            <text:p><text:s/>Após a última atualização o app me orientou a entrar na contramão, atravessar ruas de acesso exclusivo a pedestres e subir "escadões". Além de fazer rotas muito ruins. </text:p>
          </table:table-cell>
          <table:table-cell office:value-type="string" calcext:value-type="string">
            <text:p>Neutro</text:p>
          </table:table-cell>
        </table:table-row>
        <table:table-row table:style-name="ro1">
          <table:table-cell office:value-type="string" calcext:value-type="string">
            <text:p><text:s/>A opção do transporte público é uma porcaria. Não acerta um horário do ônibus aqui em Natal-RN. Já fiz o teste em vários locais. É só de enfeite esse serviço. </text:p>
          </table:table-cell>
          <table:table-cell office:value-type="string" calcext:value-type="string">
            <text:p>Negativo</text:p>
          </table:table-cell>
        </table:table-row>
        <table:table-row table:style-name="ro1">
          <table:table-cell office:value-type="string" calcext:value-type="string">
            <text:p><text:s/>Com a possibilidade de salvar mapas off line o aplicativo ficou show. P melhorar, poderia ter velocímetro com alerta de velocidade acima da permitida, como no here we go. </text:p>
          </table:table-cell>
          <table:table-cell office:value-type="string" calcext:value-type="string">
            <text:p>Neutro</text:p>
          </table:table-cell>
        </table:table-row>
        <table:table-row table:style-name="ro1">
          <table:table-cell office:value-type="string" calcext:value-type="string">
            <text:p><text:s/>1-toda hora aparece a mensagem esse aplicativo parou de responder 2- manda virar em locais proibidos (o que não acontece com waze) </text:p>
          </table:table-cell>
          <table:table-cell office:value-type="string" calcext:value-type="string">
            <text:p>Negativo</text:p>
          </table:table-cell>
        </table:table-row>
        <table:table-row table:style-name="ro1">
          <table:table-cell office:value-type="string" calcext:value-type="string">
            <text:p><text:s/>Ótimo, mas poderia pedir pra voltar se por engano pegou o caminho errado e perguntar antes de criar automaticamente outra rota. Pois em rotatórias confunde. </text:p>
          </table:table-cell>
          <table:table-cell office:value-type="string" calcext:value-type="string">
            <text:p>Neutro</text:p>
          </table:table-cell>
        </table:table-row>
        <table:table-row table:style-name="ro1">
          <table:table-cell office:value-type="string" calcext:value-type="string">
            <text:p><text:s/>Camarada até que o aplicativo ajuda bastante. O problema maior está sendo que não consigo fazer uma rota muito distante com a opção de carro, só aparece a opção para bicicletas kkkkkk, tá meio louco, mas aconselho. </text:p>
          </table:table-cell>
          <table:table-cell office:value-type="string" calcext:value-type="string">
            <text:p>Neutro</text:p>
          </table:table-cell>
        </table:table-row>
        <table:table-row table:style-name="ro1">
          <table:table-cell office:value-type="string" calcext:value-type="string">
            <text:p><text:s/>Por três vezes me mandou para o endereço em lugar errado. Uma vez em Santana de Parnaíba. Ontem, me mandou para o caminho mais longo a pé em São Paulo, na Santa Casa de Santa Cecília e, há alguns dias, me mandou pro meio do nada em Jundiaí..... Tem que corrigir urgente.... </text:p>
          </table:table-cell>
          <table:table-cell office:value-type="string" calcext:value-type="string">
            <text:p>Negativo</text:p>
          </table:table-cell>
        </table:table-row>
        <table:table-row table:style-name="ro1">
          <table:table-cell office:value-type="string" calcext:value-type="string">
            <text:p><text:s/>Esta horrível o aplicativo ele trava pra funcionar vc tem q reiniciar o aparelho, e ainda eles tem a capacidade de falar q está mais fácil usar </text:p>
          </table:table-cell>
          <table:table-cell office:value-type="string" calcext:value-type="string">
            <text:p>Negativo</text:p>
          </table:table-cell>
        </table:table-row>
        <table:table-row table:style-name="ro1">
          <table:table-cell office:value-type="string" calcext:value-type="string">
            <text:p><text:s/>É um excelente aplicativo mas deveria ser mais completo por exemplo mostrar radar, com certeza vocês tem tecnologia suficiente para acrescentar isso </text:p>
          </table:table-cell>
          <table:table-cell office:value-type="string" calcext:value-type="string">
            <text:p>Neutro</text:p>
          </table:table-cell>
        </table:table-row>
        <table:table-row table:style-name="ro1">
          <table:table-cell office:value-type="string" calcext:value-type="string">
            <text:p><text:s/>É um ótimo aplicativo, mas nos últimos dias vcs mudaram a visão pra quando usa o carro, pra uma visão de cima, ficou horrível, por favor, voltem a opção antiga ou coloquem como opcional o modo de visão </text:p>
          </table:table-cell>
          <table:table-cell office:value-type="string" calcext:value-type="string">
            <text:p>Neutro</text:p>
          </table:table-cell>
        </table:table-row>
        <table:table-row table:style-name="ro1">
          <table:table-cell office:value-type="string" calcext:value-type="string">
            <text:p><text:s/>Muito bom...mas tem uma coisa q deve ter pra fica legal..(COLOCAR TAMBÉM O ICONE DE MOTO PARA USAR O GPS.SERIA INTERESSANTE....) </text:p>
          </table:table-cell>
          <table:table-cell office:value-type="string" calcext:value-type="string">
            <text:p>Neutro</text:p>
          </table:table-cell>
        </table:table-row>
        <table:table-row table:style-name="ro1">
          <table:table-cell office:value-type="string" calcext:value-type="string">
            <text:p><text:s/>Depois da última atualização ficou muito ruim. O meu parece estar de ponta cabeça. A seta azul começa a andar pra trás. Ficou muito ruim... </text:p>
          </table:table-cell>
          <table:table-cell office:value-type="string" calcext:value-type="string">
            <text:p>Negativo</text:p>
          </table:table-cell>
        </table:table-row>
        <table:table-row table:style-name="ro1">
          <table:table-cell office:value-type="string" calcext:value-type="string">
            <text:p><text:s/>Ultimamente está muito ruim, fica o tempo todo traçando novas rotas e por lugares totalmente diferente do meu destino </text:p>
          </table:table-cell>
          <table:table-cell office:value-type="string" calcext:value-type="string">
            <text:p>Negativo</text:p>
          </table:table-cell>
        </table:table-row>
        <table:table-row table:style-name="ro1">
          <table:table-cell office:value-type="string" calcext:value-type="string">
            <text:p><text:s/>Depois da última atualização ele tá travando muito tá parando muito e o aplicativo não tá conseguindo abrir para fazer novas rotas e não está conseguindo fazer novas rotas ele está travando e não consegue funcionar normalmente </text:p>
          </table:table-cell>
          <table:table-cell office:value-type="string" calcext:value-type="string">
            <text:p>Negativo</text:p>
          </table:table-cell>
        </table:table-row>
        <table:table-row table:style-name="ro1">
          <table:table-cell office:value-type="string" calcext:value-type="string">
            <text:p><text:s/>Estou decepcionado com o local guides! A gente se dedica a contribuir com o mapa local, compartilhando nosso conhecimento e tempo, e o que a gente ganha são apena alguns descontos sem muito sentido. Poderia melhorar o modo de recompensar os contribuintes do local guides. Tipo, poder trocar os pontos por recompensas, créditos na Playstore ou produtos nas empresas associadas ao Google. Vcs podem melhorar a qualidade das recompensas então façam isso. Não falo só por mim, falo por todos os local guides que contribuem para o maps ficar melhor sem receber o que de fato merecem. </text:p>
          </table:table-cell>
          <table:table-cell office:value-type="string" calcext:value-type="string">
            <text:p>Negativo</text:p>
          </table:table-cell>
        </table:table-row>
        <table:table-row table:style-name="ro1">
          <table:table-cell office:value-type="string" calcext:value-type="string">
            <text:p><text:s/>Eu trabalho com app mais esse dias está muito ruim não sair do ponto azul a seta demora para aparecer,se passa em uma ruim com árvores o app fala que está sem sinal,antes dessas atualizado o app era ótimo agora está muito ruim fica mais sem sinal do que com sinal normalmente, por favor tenta fazer uma atualização melhor </text:p>
          </table:table-cell>
          <table:table-cell office:value-type="string" calcext:value-type="string">
            <text:p>Negativo</text:p>
          </table:table-cell>
        </table:table-row>
        <table:table-row table:style-name="ro1">
          <table:table-cell office:value-type="string" calcext:value-type="string">
            <text:p><text:s/>Por mais que eu desative as notificações, elas continuam, com sons e pop-ups a qualquer momento, mesmo sem usar o aplicativo. Desrespeito ao usuário. </text:p>
          </table:table-cell>
          <table:table-cell office:value-type="string" calcext:value-type="string">
            <text:p>Negativo</text:p>
          </table:table-cell>
        </table:table-row>
        <table:table-row table:style-name="ro1">
          <table:table-cell office:value-type="string" calcext:value-type="string">
            <text:p><text:s/>Falta relógio de velocida (velocímetro <text:s/>ficaria ainda melhor) ... Aí estaria completo o app tá perdendo pro waze. </text:p>
          </table:table-cell>
          <table:table-cell office:value-type="string" calcext:value-type="string">
            <text:p>Negativo</text:p>
          </table:table-cell>
        </table:table-row>
        <table:table-row table:style-name="ro1">
          <table:table-cell office:value-type="string" calcext:value-type="string">
            <text:p><text:s/>Eu gosto muito da opção de mapas offline, mas imagem do mapa e horrível, você da um zoo o mapa fica todo borrado ou seja uma opção quase inútil pra quem quer se localizar quando estiver sem internet </text:p>
          </table:table-cell>
          <table:table-cell/>
        </table:table-row>
        <table:table-row table:style-name="ro1">
          <table:table-cell office:value-type="string" calcext:value-type="string">
            <text:p><text:s/>Vou tentar essa atualização, pois as atualizações anteriores estavam com bugs, pois me colocavam e m ruas sem saída e o tempo de chegada no destino estava dando muitas discrepâncias. Por várias vezes tive que retirar as atualizações </text:p>
          </table:table-cell>
          <table:table-cell/>
        </table:table-row>
        <table:table-row table:style-name="ro1">
          <table:table-cell office:value-type="string" calcext:value-type="string">
            <text:p><text:s/>Esse aplicativo era muito bom, mas ultimamente está deixando muito a desejar. Principalmente quando precisamos sair da rota. Ele não consegue mais redefinir a rota. Fica só calculando, e no trânsito não podemos perder tempo. </text:p>
          </table:table-cell>
          <table:table-cell/>
        </table:table-row>
        <table:table-row table:style-name="ro1">
          <table:table-cell office:value-type="string" calcext:value-type="string">
            <text:p><text:s/>Ótimo aplicativo, mas seria interessante se tivesse a opção da pessoa chegar na localização e ele sugerir se quero registrar no Google agenda! Com, nome da rua, numero, bairro, cidade, quantidade de quilômetros percorridos e o titulo da viagem, pra serem visualizadas na agenda! E a pessoa sempre ter um registro das viagens diarias! </text:p>
          </table:table-cell>
          <table:table-cell/>
        </table:table-row>
        <table:table-row table:style-name="ro1">
          <table:table-cell office:value-type="string" calcext:value-type="string">
            <text:p><text:s/>Precisa atualizar.muitas vezes coloca a gente na contra mão e até mesmo em escadarias. Um carro vai subir e descer escadas, até mesmo escadas mais estreitas que o próprio carro. Isso não existe, não é Google Maps? Tem que melhorar, e muito!!! </text:p>
          </table:table-cell>
          <table:table-cell/>
        </table:table-row>
        <table:table-row table:style-name="ro1">
          <table:table-cell office:value-type="string" calcext:value-type="string">
            <text:p><text:s/>Sempre usei o Maps mas infelizmente ele não mostra mais o percurso em visão terrestre apenas em visão aérea, tornando o trajeto um tanto quanto complicado. Tentei de todas maneiras reconfigurar mas foi impossível, a única solução que encontrei foi utilizar o Waze. </text:p>
          </table:table-cell>
          <table:table-cell/>
        </table:table-row>
        <table:table-row table:style-name="ro1">
          <table:table-cell office:value-type="string" calcext:value-type="string">
            <text:p><text:s/>Mudou tudo não consigo mais ver horário do meu ônibus finais de semana está aparecendo apenas segunda a sexta-feira ficou uma bosta me ajudem! </text:p>
          </table:table-cell>
          <table:table-cell/>
        </table:table-row>
        <table:table-row table:style-name="ro1">
          <table:table-cell office:value-type="string" calcext:value-type="string">
            <text:p><text:s/>A nova atualização está horrível. As rotas não andam de acordo com o veículo. Você passa do trajeto e só depois mostra que era pra virar duas ruas antes. </text:p>
          </table:table-cell>
          <table:table-cell/>
        </table:table-row>
        <table:table-row table:style-name="ro1">
          <table:table-cell office:value-type="string" calcext:value-type="string">
            <text:p><text:s/>O Google não oferece nada atualizado para, as regiões, do interior por exeplo: não há streetview nas cidades de Medicilândia e Brasil Novo. Acho que deveriam trabalhar com essas áreas também. </text:p>
          </table:table-cell>
          <table:table-cell/>
        </table:table-row>
        <table:table-row table:style-name="ro1">
          <table:table-cell office:value-type="string" calcext:value-type="string">
            <text:p><text:s/>O aplicativo era bom até a última atualização porém agora ele não funciona mais a navegação ele fica parado quando Vc faz a rota ele não acompanha e não fica o triângulo de navegação </text:p>
          </table:table-cell>
          <table:table-cell/>
        </table:table-row>
        <table:table-row table:style-name="ro1">
          <table:table-cell office:value-type="string" calcext:value-type="string">
            <text:p><text:s/>Ótimo app de mapas e navegação em tempo real, poderia possuir mais recursos de alimentação por usuários e técnicos de trânsito para facilitar a locomoção e a funcionalidade de transporte </text:p>
          </table:table-cell>
          <table:table-cell/>
        </table:table-row>
        <table:table-row table:style-name="ro1">
          <table:table-cell office:value-type="string" calcext:value-type="string">
            <text:p><text:s/>Essa nova atualização está péssima, <text:s/>só aparece a visão aérea e não tem como seguir nesse sentido, e o mapa off line não funciona. </text:p>
          </table:table-cell>
          <table:table-cell/>
        </table:table-row>
        <table:table-row table:style-name="ro1">
          <table:table-cell office:value-type="string" calcext:value-type="string">
            <text:p><text:s/>Do nada sumiu a seta q indica direção e não segue mais o trajeto, só fica parado, pra q ficar inventando um monte de bosta no app? Deixa do q jeito q estava caramba. </text:p>
          </table:table-cell>
          <table:table-cell/>
        </table:table-row>
        <table:table-row table:style-name="ro1">
          <table:table-cell office:value-type="string" calcext:value-type="string">
            <text:p><text:s/>Só não pode mais deixar a gente na contra mão. Aí sempre temos que pegar outra rota, e começar a busca novamente! </text:p>
          </table:table-cell>
          <table:table-cell/>
        </table:table-row>
        <table:table-row table:style-name="ro1">
          <table:table-cell office:value-type="string" calcext:value-type="string">
            <text:p><text:s/>O que os programadores fizeram essa.ultima.nova versão? Ficou uma bosta, agora o maps gps não indica mais localização correta, totalmente fora do padrão....Agora o GPS indica o número fora do padrão que está endereçada. Entrem contato com agências do correioa e fazem ajuste corretamente </text:p>
          </table:table-cell>
          <table:table-cell/>
        </table:table-row>
        <table:table-row table:style-name="ro1">
          <table:table-cell office:value-type="string" calcext:value-type="string">
            <text:p><text:s/>Já foi bom agora tá dando muitos erros,o aplicativo não mostra o trajeto certo.Ajeitem isso tem que melhorar muito </text:p>
          </table:table-cell>
          <table:table-cell/>
        </table:table-row>
        <table:table-row table:style-name="ro1">
          <table:table-cell office:value-type="string" calcext:value-type="string">
            <text:p><text:s/>Acho muito confuso, coloco um destino que tem várias opções então verifico e quero voltar para ver outros trajetos não consigo. </text:p>
          </table:table-cell>
          <table:table-cell/>
        </table:table-row>
        <table:table-row table:style-name="ro1">
          <table:table-cell office:value-type="string" calcext:value-type="string">
            <text:p><text:s/>Uma boa forma de orientação seja de carro, a pé, etc. Com informações úteis durante o trajeto: trânsito, tempos e outras. </text:p>
          </table:table-cell>
          <table:table-cell/>
        </table:table-row>
        <table:table-row table:style-name="ro1">
          <table:table-cell office:value-type="string" calcext:value-type="string">
            <text:p><text:s/>Ao iniciar a navegação não atualiza para começa a dirigir só depois de um tempo. Não era assim a meses atrás. </text:p>
          </table:table-cell>
          <table:table-cell/>
        </table:table-row>
        <table:table-row table:style-name="ro1">
          <table:table-cell office:value-type="string" calcext:value-type="string">
            <text:p><text:s/>Esta precisando atualizar, aparecendo rotas inexistentes, na sua linja do tempo aponta lugares que você não foi. </text:p>
          </table:table-cell>
          <table:table-cell/>
        </table:table-row>
        <table:table-row table:style-name="ro1">
          <table:table-cell office:value-type="string" calcext:value-type="string">
            <text:p><text:s/>Vc deveria colocar radares fixos e móveis aí ficava top mais não colocar e ser mais pontual também. </text:p>
          </table:table-cell>
          <table:table-cell/>
        </table:table-row>
        <table:table-row table:style-name="ro1">
          <table:table-cell office:value-type="string" calcext:value-type="string">
            <text:p><text:s/>Poderia não ocupar um grande espaço no armazenamento e as rotas não facilitam o planejamento de minha viagem em relação <text:s/>aos percursos, linhas e horários mostrados do transporte públicos. </text:p>
          </table:table-cell>
          <table:table-cell/>
        </table:table-row>
        <table:table-row table:style-name="ro1">
          <table:table-cell office:value-type="string" calcext:value-type="string">
            <text:p><text:s/>Concordo com comentário que o rapaz de baixo fez o mapas do Google ja foi melhor mais ultimamente está deixando a desejar na questão de qualidade não tem mais tanta precisão nos endereços informa ruas erradas manda entra em ruas que está na contramao tem ruas faltando </text:p>
          </table:table-cell>
          <table:table-cell/>
        </table:table-row>
        <table:table-row table:style-name="ro1">
          <table:table-cell office:value-type="string" calcext:value-type="string">
            <text:p><text:s/>Bem que vcs poderiam criar um igone dentro do app para salvar a rota que vc faz com o seu carro rua por rua,não de um ponto a outro em linha reta que nem na linha do tempo ajudaria muito o pessoal que ussa para trabalho o Maps </text:p>
          </table:table-cell>
          <table:table-cell/>
        </table:table-row>
        <table:table-row table:style-name="ro1">
          <table:table-cell office:value-type="string" calcext:value-type="string">
            <text:p><text:s/>Já dei nota máxima para esse aplicativo mas não está mais à merecer. Antigamente tinhas rotas de transporte público perfeitas hoje só me indica ônibus intermunicipais de 10 reais pra cima, optei pelo CityMapper. É uma pena. </text:p>
          </table:table-cell>
          <table:table-cell/>
        </table:table-row>
        <table:table-row table:style-name="ro1">
          <table:table-cell office:value-type="string" calcext:value-type="string">
            <text:p><text:s/>Nesta última atualização, não aparece mais automaticamente a seta, a qual indica seu local no trajeto. Parece que ele espera vc se movimentar pra troca o ponto de origem pela seta, no entanto o google maps não reconhece sua movitação e o ponto persiste, mesmo com o carro em movimento. </text:p>
          </table:table-cell>
          <table:table-cell/>
        </table:table-row>
        <table:table-row table:style-name="ro1">
          <table:table-cell office:value-type="string" calcext:value-type="string">
            <text:p><text:s/>Ótimo aplicativo se você quiser pegar o ônibus errado, se perder e ter que caminhar por 1h para voltar à sua casa. Recomendo a todos que querem ocupar a memória de seus celulares, terem péssimos momentos na vida e, claro, recomendo principalmente aqueles que querem perder tempo e dinheiro. </text:p>
          </table:table-cell>
          <table:table-cell/>
        </table:table-row>
        <table:table-row table:style-name="ro1">
          <table:table-cell office:value-type="string" calcext:value-type="string">
            <text:p><text:s/>O sistema de cor de trânsito e navegação se confundem, isso já inviabiliza muito o uso, passou da hora do Google atentar e atualizar a parte gráfica do app ou integrá-lo ao Waze, levando coisas positivas como a indicação das faixas de trânsito para conversões. </text:p>
          </table:table-cell>
          <table:table-cell/>
        </table:table-row>
        <table:table-row table:style-name="ro1">
          <table:table-cell office:value-type="string" calcext:value-type="string">
            <text:p><text:s/>Em questão de informação de transporte público ainda falta muita coisa para melhorar. </text:p>
          </table:table-cell>
          <table:table-cell/>
        </table:table-row>
        <table:table-row table:style-name="ro1">
          <table:table-cell office:value-type="string" calcext:value-type="string">
            <text:p><text:s/>Boa tarde. Não sei se é só o meu. Mais quando eu ia fazer a rota ele no mapa não ia pra frente. O ícone de ir pra frente andava direcionado pra frente mas o percurso vinha pra trás. <text:s/>Tavares difícil. <text:s/>Agora att vou verificar. </text:p>
          </table:table-cell>
          <table:table-cell/>
        </table:table-row>
        <table:table-row table:style-name="ro1">
          <table:table-cell office:value-type="string" calcext:value-type="string">
            <text:p><text:s/>O aplicativo está um lixo! Não consigo acessar absolutamente nenhuma funcionalidade... Mas os malditos anúncios estão firmes e fortes! Consigo navegar pelas propagandas mas não consigo fazer uma rota sequer. </text:p>
          </table:table-cell>
          <table:table-cell/>
        </table:table-row>
        <table:table-row table:style-name="ro1">
          <table:table-cell office:value-type="string" calcext:value-type="string">
            <text:p><text:s/>Muito bom, porém vou dar 3 estrelas porque o bluetooth não funciona como deveria no meu carro (Fox). O app não interrompe a música do rádio, CD, pendrive para anunciar as direções. Funcionava perfeito no meu Lumia 930. </text:p>
          </table:table-cell>
          <table:table-cell/>
        </table:table-row>
        <table:table-row table:style-name="ro1">
          <table:table-cell office:value-type="string" calcext:value-type="string">
            <text:p><text:s/>Nossa, porque quando um app é otimo o desenvovedor resolve estragar tudo ?😝 Esse maps ficou horrivel, primitivo, sem noção, completamente desnecessário. Vou procurar outro app que possa me ajudar até que vocês recobrem o juízo e traga o bom app de volta 😭 </text:p>
          </table:table-cell>
          <table:table-cell/>
        </table:table-row>
        <table:table-row table:style-name="ro1">
          <table:table-cell office:value-type="string" calcext:value-type="string">
            <text:p><text:s/>Mostra minha localização totalmente errada a todo momento, ou fica mudando de lugar, as vezes ele marca minha localização certa por alguns minutos depois muda totalmente para um lugar aleatório da minha cidade, já fiz de tudo. </text:p>
          </table:table-cell>
          <table:table-cell/>
        </table:table-row>
        <table:table-row table:style-name="ro1">
          <table:table-cell office:value-type="string" calcext:value-type="string">
            <text:p><text:s/>Infelizmente não é igual ao do navegador, precisa deixar idêntico. Não tem como adicionar a minha casa devido a nome de rua, bairro e etc não está correto e desatualizado. Muito estranho isso, talvez por ser focado para celular. Deixa muito a desejar em termos de fluidez, é claro depende da configuração do celular. Estão no caminho! </text:p>
          </table:table-cell>
          <table:table-cell/>
        </table:table-row>
        <table:table-row table:style-name="ro1">
          <table:table-cell office:value-type="string" calcext:value-type="string">
            <text:p><text:s/>Pessoas perdem tempo com o Weize ..... <text:s/>Google maps informa bem melhor o caminho é trânsito real das rodovias e pistas... Um sério problema destes aplicativos é que esquenta demais o celular. <text:s/>Tem que haver um jeito de não esquentar tanto...nos ajudem </text:p>
          </table:table-cell>
          <table:table-cell/>
        </table:table-row>
        <table:table-row table:style-name="ro1">
          <table:table-cell office:value-type="string" calcext:value-type="string">
            <text:p><text:s/>Gosto do Google Maps, mas é muito confuso quando se precisa acessar alguma via que é muito próxima da outra, como um "Y", pois falta um simples zoom durante essas manobras. Também sinto falta de um alerta quando erro o caminho, como um "recalculando" ou "reajustando", coisa assim. </text:p>
          </table:table-cell>
          <table:table-cell/>
        </table:table-row>
        <table:table-row table:style-name="ro1">
          <table:table-cell office:value-type="string" calcext:value-type="string">
            <text:p><text:s/>Estava nota 10. Mas depois de 2 dias na cidade de Foz do Iguaçu ficou doido. Esta dando diferença no tempo real ,atrasado um pouco a localização com a voz é o próprio carrinho. </text:p>
          </table:table-cell>
          <table:table-cell/>
        </table:table-row>
        <table:table-row table:style-name="ro1">
          <table:table-cell office:value-type="string" calcext:value-type="string">
            <text:p><text:s/>Teria como avisar os radares ,como outro aplicativo concorrente. Pois isso ajudaria muito mais os usuários ? Se tiver como colocar esse recurso no app ,será o melhor de todos </text:p>
          </table:table-cell>
          <table:table-cell/>
        </table:table-row>
        <table:table-row table:style-name="ro1">
          <table:table-cell office:value-type="string" calcext:value-type="string">
            <text:p><text:s/>Podia atualizar o sistema dele, tá tudo as casas antigas, as casas não <text:s/>tão como são hoje </text:p>
          </table:table-cell>
          <table:table-cell/>
        </table:table-row>
        <table:table-row table:style-name="ro1">
          <table:table-cell office:value-type="string" calcext:value-type="string">
            <text:p><text:s/>Esse app so direciona rotas passando por dentro de favelas, <text:s/>eu estava no lins e ele me deu a rota passando por dentro do jacarezinho, e outra passando pelo complexo do alemão ai e f.... Né, eu sou carioca e conheço e rio de janeiro, imagine quem não e daqui. </text:p>
          </table:table-cell>
          <table:table-cell/>
        </table:table-row>
        <table:table-row table:style-name="ro1">
          <table:table-cell office:value-type="string" calcext:value-type="string">
            <text:p><text:s/>Excelente, mas deveria ter uma opção para excluir fotos com conteúdos irrelevantes, pois clientes estão postando fotos de seus produtos em nosso cadastro de empresas. </text:p>
          </table:table-cell>
          <table:table-cell/>
        </table:table-row>
        <table:table-row table:style-name="ro1">
          <table:table-cell office:value-type="string" calcext:value-type="string">
            <text:p><text:s/>Gosto muito mas só não dou 5 estrelas porque não gosto do mapa a preto, custa mais a ver. </text:p>
          </table:table-cell>
          <table:table-cell/>
        </table:table-row>
        <table:table-row table:style-name="ro1">
          <table:table-cell office:value-type="string" calcext:value-type="string">
            <text:p><text:s/>r <text:s/>O <text:s text:c="4"/>e ótimo ,mas está precisando de algumas atualizações e um grades para mais funcionalidades e aproveitamento do aplicativo. </text:p>
          </table:table-cell>
          <table:table-cell/>
        </table:table-row>
        <table:table-row table:style-name="ro1">
          <table:table-cell office:value-type="string" calcext:value-type="string">
            <text:p><text:s/>Pelo menos aqui, na metrópole funciona muito bem e tenho feito bom uso dele... </text:p>
          </table:table-cell>
          <table:table-cell/>
        </table:table-row>
        <table:table-row table:style-name="ro1">
          <table:table-cell office:value-type="string" calcext:value-type="string">
            <text:p><text:s/>O ponto fraco é não poder adicionar mais de 10 paradas, o sistema é bom; entretanto com a dinâmica do cotidiano FALTA ATUALIZAR VÁRIOS ENDEREÇOS... Google Maps <text:s/>foi superado pelos concorrentes! </text:p>
          </table:table-cell>
          <table:table-cell/>
        </table:table-row>
        <table:table-row table:style-name="ro1">
          <table:table-cell office:value-type="string" calcext:value-type="string">
            <text:p><text:s/>No meu celular moto g4 play não está funcionando , no aplicativo eu não saio do lugar , com quase um ano de uso do celular não consigo usar ele já tentei várias vezes ,queria que resolvessem o meu problema </text:p>
          </table:table-cell>
          <table:table-cell/>
        </table:table-row>
        <table:table-row table:style-name="ro1">
          <table:table-cell office:value-type="string" calcext:value-type="string">
            <text:p><text:s/>O app é bom e a cada dia tem sido ótimas as melhorias. Porém uma atualização que atrapalha muito é que muitas das vezes nos coloca em apuros durante a rota definida e o MODO NOTURNO pois dificulta muito a visão...... GOOGLE por favor coloque uma disponibilidade para alterar o modo NOTURNO para o DIURNO. <text:s/>Aguardo o contato de vocês. </text:p>
          </table:table-cell>
          <table:table-cell/>
        </table:table-row>
        <table:table-row table:style-name="ro1">
          <table:table-cell office:value-type="string" calcext:value-type="string">
            <text:p><text:s/>Pô fica a desejar parece que os caras estão com preguiça de passar em algumas ruas. Quando precisamos percorrer as ruas,não vai porque o veículo não passou na rua. Um exemplo! na rua (rio amazonas) no jd rivieiro ,parque Miami em santo André, o carro só foi na entrada da rua. Muito ruim. </text:p>
          </table:table-cell>
          <table:table-cell/>
        </table:table-row>
        <table:table-row table:style-name="ro1">
          <table:table-cell office:value-type="string" calcext:value-type="string">
            <text:p><text:s/>Quando preciso navegar, não aparece mais a seta azul, somente um ponto azul por cima do mapa, não encontrei solução. Esse app já foi bom </text:p>
          </table:table-cell>
          <table:table-cell/>
        </table:table-row>
        <table:table-row table:style-name="ro1">
          <table:table-cell office:value-type="string" calcext:value-type="string">
            <text:p><text:s/>"Nativo" no celular e da p baixar mapas. Engraçado é o maps informar até a faixa que vc deve tomar qdo dirige. To qse deixando de usar o waze. </text:p>
          </table:table-cell>
          <table:table-cell/>
        </table:table-row>
        <table:table-row table:style-name="ro1">
          <table:table-cell office:value-type="string" calcext:value-type="string">
            <text:p><text:s/>Seria muito bom adicionar a opção de desativar a ativação automática do layout de modo noturno. Isso tanto para o aplicativo usando o celular quanto quando conectado ao Android Auto. <text:s/>No Brasil o acendimento dos faróis também é obrigatório durante o dia. Com o acendimento o app entende que está a noite, no entanto não está e acaba atrapalhando a visualização no sistema multimídia do carro (que é o espelhamento do app). </text:p>
          </table:table-cell>
          <table:table-cell/>
        </table:table-row>
        <table:table-row table:style-name="ro1">
          <table:table-cell office:value-type="string" calcext:value-type="string">
            <text:p><text:s/>Estar marcando errado, um estabelecimento comercial em outro lugar, que não tem nada a ver. Mostra um posto de combustível que não existe no local </text:p>
          </table:table-cell>
          <table:table-cell/>
        </table:table-row>
        <table:table-row table:style-name="ro1">
          <table:table-cell office:value-type="string" calcext:value-type="string">
            <text:p><text:s/>Top nunca tive problemas sempre m orientou correto </text:p>
          </table:table-cell>
          <table:table-cell/>
        </table:table-row>
        <table:table-row table:style-name="ro1">
          <table:table-cell office:value-type="string" calcext:value-type="string">
            <text:p><text:s/>Muito ótimo poderia ter avisos de radar e acidentes </text:p>
          </table:table-cell>
          <table:table-cell/>
        </table:table-row>
        <table:table-row table:style-name="ro1">
          <table:table-cell office:value-type="string" calcext:value-type="string">
            <text:p><text:s/>Era muito bom mas ultimamente está traçando rotas piores do que as que eu faria mesmo sem conhecer o caminho. </text:p>
          </table:table-cell>
          <table:table-cell/>
        </table:table-row>
        <table:table-row table:style-name="ro1">
          <table:table-cell office:value-type="string" calcext:value-type="string">
            <text:p><text:s/>Não uso no momento, porém dá para ver que é ótimo. </text:p>
          </table:table-cell>
          <table:table-cell/>
        </table:table-row>
        <table:table-row table:style-name="ro1">
          <table:table-cell office:value-type="string" calcext:value-type="string">
            <text:p><text:s/>Irineu você não sabe nem eu </text:p>
          </table:table-cell>
          <table:table-cell/>
        </table:table-row>
        <table:table-row table:style-name="ro1">
          <table:table-cell office:value-type="string" calcext:value-type="string">
            <text:p><text:s/>Não instalem, a opção de evitar pedágio não funciona, pois agora tive que pagar 2 pedágio. Eu odieiiiii </text:p>
          </table:table-cell>
          <table:table-cell/>
        </table:table-row>
        <table:table-row table:style-name="ro1">
          <table:table-cell office:value-type="string" calcext:value-type="string">
            <text:p><text:s/>Tem muita ruas, bairros de cidade que não existe no mapa 👎 isso prejudica a uso do app. </text:p>
          </table:table-cell>
          <table:table-cell/>
        </table:table-row>
        <table:table-row table:style-name="ro1">
          <table:table-cell office:value-type="string" calcext:value-type="string">
            <text:p><text:s/>Poderia melhorar mais! Parecem que pararam no tempo, os concorrentes a cada dia estão evoluindo. </text:p>
          </table:table-cell>
          <table:table-cell/>
        </table:table-row>
        <table:table-row table:style-name="ro1">
          <table:table-cell office:value-type="string" calcext:value-type="string">
            <text:p><text:s/>Colocar opção de desativar modo noturno </text:p>
          </table:table-cell>
          <table:table-cell/>
        </table:table-row>
        <table:table-row table:style-name="ro1">
          <table:table-cell office:value-type="string" calcext:value-type="string">
            <text:p><text:s/>Muito Bom uso muito no taxi </text:p>
          </table:table-cell>
          <table:table-cell/>
        </table:table-row>
        <table:table-row table:style-name="ro1">
          <table:table-cell office:value-type="string" calcext:value-type="string">
            <text:p><text:s/>O transporte mais usado da zona oeste BRT RIO não aparece na rota dos mapas. BRT e transporte público. </text:p>
          </table:table-cell>
          <table:table-cell/>
        </table:table-row>
        <table:table-row table:style-name="ro1">
          <table:table-cell office:value-type="string" calcext:value-type="string">
            <text:p><text:s/>Excelente. OBS.: Alguns locais, como mercados ou lojas, não estão aparecendo no lugar onde seriam realmente. </text:p>
          </table:table-cell>
          <table:table-cell/>
        </table:table-row>
        <table:table-row table:style-name="ro1">
          <table:table-cell office:value-type="string" calcext:value-type="string">
            <text:p><text:s/>App ótimo principalmente off line. Pois as vezes estou perdido e o off me ajuda demais ótimo </text:p>
          </table:table-cell>
          <table:table-cell/>
        </table:table-row>
        <table:table-row table:style-name="ro1">
          <table:table-cell office:value-type="string" calcext:value-type="string">
            <text:p><text:s/>Nunca me deixou na mão. </text:p>
          </table:table-cell>
          <table:table-cell/>
        </table:table-row>
        <table:table-row table:style-name="ro1">
          <table:table-cell office:value-type="string" calcext:value-type="string">
            <text:p><text:s/>Maps cada vez melhor me ajudar sempre, sem falhas o melhor App de navegação. </text:p>
          </table:table-cell>
          <table:table-cell/>
        </table:table-row>
        <table:table-row table:style-name="ro1">
          <table:table-cell office:value-type="string" calcext:value-type="string">
            <text:p><text:s/>Falta colocar a opção de radares e redução de velocidade na via, opção de mapas de carros motos e caminhões </text:p>
          </table:table-cell>
          <table:table-cell/>
        </table:table-row>
        <table:table-row table:style-name="ro1">
          <table:table-cell office:value-type="string" calcext:value-type="string">
            <text:p><text:s/>O aplicativo está travando e tem que fechar várias vezes depois da última atualização </text:p>
          </table:table-cell>
          <table:table-cell/>
        </table:table-row>
        <table:table-row table:style-name="ro1">
          <table:table-cell office:value-type="string" calcext:value-type="string">
            <text:p><text:s/>Maps econômico em matéria de consumo de dados e ótimo para o uso! Adoro! Não vivo sem ele! </text:p>
          </table:table-cell>
          <table:table-cell/>
        </table:table-row>
        <table:table-row table:style-name="ro1">
          <table:table-cell office:value-type="string" calcext:value-type="string">
            <text:p><text:s/>Precisei desinstalar todas as atualizações pra voltar ao normal. Acho que agora vai funcionar... </text:p>
          </table:table-cell>
          <table:table-cell/>
        </table:table-row>
        <table:table-row table:style-name="ro1">
          <table:table-cell office:value-type="string" calcext:value-type="string">
            <text:p><text:s/>App bem útil. Sinaliza todos os tipos de pontos comerciais, inclusive os bem pequenos. </text:p>
          </table:table-cell>
          <table:table-cell/>
        </table:table-row>
        <table:table-row table:style-name="ro1">
          <table:table-cell office:value-type="string" calcext:value-type="string">
            <text:p><text:s/>Eu achei muito ruim <text:s/>👅👅👌👎👎 </text:p>
          </table:table-cell>
          <table:table-cell/>
        </table:table-row>
        <table:table-row table:style-name="ro1">
          <table:table-cell office:value-type="string" calcext:value-type="string">
            <text:p><text:s/>Quando eu vou pedir um Uber pelo app ele trava :/ </text:p>
          </table:table-cell>
          <table:table-cell/>
        </table:table-row>
        <table:table-row table:style-name="ro1">
          <table:table-cell office:value-type="string" calcext:value-type="string">
            <text:p><text:s/>O app é bom. Em certos momentos o sinal de GPS sone. </text:p>
          </table:table-cell>
          <table:table-cell/>
        </table:table-row>
        <table:table-row table:style-name="ro1">
          <table:table-cell office:value-type="string" calcext:value-type="string">
            <text:p><text:s/>Depois da atualização não consigo fazer o download dos locais </text:p>
          </table:table-cell>
          <table:table-cell/>
        </table:table-row>
        <table:table-row table:style-name="ro1">
          <table:table-cell office:value-type="string" calcext:value-type="string">
            <text:p><text:s/>Muito bom só não diferencia carros de caminhão </text:p>
          </table:table-cell>
          <table:table-cell/>
        </table:table-row>
        <table:table-row table:style-name="ro1">
          <table:table-cell office:value-type="string" calcext:value-type="string">
            <text:p><text:s/>Aplicativo muito útil. Muitas funções excelentes para todas as pessoas desde naturais de uma cidade até turistas. Trajeto em tempo real, linhas de ônibus e metrô, navegação offline (após ter baixado o mapa da região). Gostaria de sugerir que no mapa offline, pudessem disponibilizar o trajeto a pé e o trajeto usando o transporte público, seria de grande utilidade. </text:p>
          </table:table-cell>
          <table:table-cell/>
        </table:table-row>
        <table:table-row table:style-name="ro1">
          <table:table-cell office:value-type="string" calcext:value-type="string">
            <text:p><text:s/>Amei esse APP. Já é o meu preferido , baixei mapas offline e ativei o modo wi-fi para economizar dados e agora só uso ele. Deixei o Waze para lá, porém tenho uma sugestão para melhorar o app, coloquem o velocímetro e os radares no mapa. Show! </text:p>
          </table:table-cell>
          <table:table-cell/>
        </table:table-row>
        <table:table-row table:style-name="ro1">
          <table:table-cell office:value-type="string" calcext:value-type="string">
            <text:p><text:s/>Parabéns pelas mudanças!!! Agora vocês podem incrementa um ícone e uma aba pra marcamos os lugares que já visitamos e linkar isso ao google trips <text:s/>assim, vai virar vício querer deixar tudo marcado ou seja, visitar tudo no mundo e como um jogo sem fim 🤔 </text:p>
          </table:table-cell>
          <table:table-cell/>
        </table:table-row>
        <table:table-row table:style-name="ro1">
          <table:table-cell office:value-type="string" calcext:value-type="string">
            <text:p><text:s/>Amo o app, sempre me ajuda, mas as vezes preciso consultar um caminho que eu sei ir até um determinado local mas não consigo pesquisar a partir desse local até o destino final, tipo não tem De tal local para tal lugar, isso me ajudava muito. Porque muitas vezes até metade do caminho eu sei ir, mas não consigo pesquisar antes, sem estar no local </text:p>
          </table:table-cell>
          <table:table-cell/>
        </table:table-row>
        <table:table-row table:style-name="ro1">
          <table:table-cell office:value-type="string" calcext:value-type="string">
            <text:p><text:s/>Esse Gps é o meu preferido! Entretanto, ultimamente ele tem travado bastante quando tento ver alguma localidade diretamente no mapa. Eu aproximo e ele demora bastante para mostrar os detalhes do lugar, mesmo usando wifi. Se corrigir isso aí vai pro 10. </text:p>
          </table:table-cell>
          <table:table-cell/>
        </table:table-row>
        <table:table-row table:style-name="ro1">
          <table:table-cell office:value-type="string" calcext:value-type="string">
            <text:p><text:s/>Legal ja vi que estão dando uma atenção para as pessoas que andam de moto mas ainda vou aguardar lançarem no modo moto a previsão do tempo na rota selecionada também deveria ter o modo economia onde se apaga a tela do celular e fica a navegação só pela voz para não ter que ficar desviando o olhar da pista ja que a voz do maps é muuuuito explicativa </text:p>
          </table:table-cell>
          <table:table-cell/>
        </table:table-row>
        <table:table-row table:style-name="ro1">
          <table:table-cell office:value-type="string" calcext:value-type="string">
            <text:p><text:s/>Precisa melhorar muita coisa. Quero saber sobre a questão de ter velocímetro e pardal. Ao estiver em um destino traçado só consigo add umas paradas se eu realizar buscas ao invés de ver minha lista de locais marcados e Clicar no mapa. Aguardo retorno. </text:p>
          </table:table-cell>
          <table:table-cell/>
        </table:table-row>
        <table:table-row table:style-name="ro1">
          <table:table-cell office:value-type="string" calcext:value-type="string">
            <text:p><text:s/>App melhorou muito desde algumas versões anteriores. Agora a precisão é de menos de 5 mtrs. Sem falar na questão de imagem em 3D, que ajuda muito a identificar o percurso. Só acho que deveria colocar um alerta pra quando estiver em áreas de risco. Como favelas </text:p>
          </table:table-cell>
          <table:table-cell/>
        </table:table-row>
        <table:table-row table:style-name="ro1">
          <table:table-cell office:value-type="string" calcext:value-type="string">
            <text:p><text:s/>O app é bom e a cada dia tem sido ótimas as melhorias. Porém uma atualização que atrapalha muito é que muitas das vezes nos coloca em apuros durante a rota definida e o MODO NOTURNO pois dificulta muito a visão...... GOOGLE por favor coloque uma disponibilidade para alterar o modo NOTURNO para o DIURNO. <text:s/>Aguardo o contato de vocês. </text:p>
          </table:table-cell>
          <table:table-cell/>
        </table:table-row>
        <table:table-row table:style-name="ro1">
          <table:table-cell office:value-type="string" calcext:value-type="string">
            <text:p><text:s/>Pô fica a desejar parece que os caras estão com preguiça de passar em algumas ruas. Quando precisamos percorrer as ruas,não vai porque o veículo não passou na rua. Um exemplo! na rua (rio amazonas) no jd rivieiro ,parque Miami em santo André, o carro só foi na entrada da rua. Muito ruim. </text:p>
          </table:table-cell>
          <table:table-cell/>
        </table:table-row>
        <table:table-row table:style-name="ro1">
          <table:table-cell office:value-type="string" calcext:value-type="string">
            <text:p><text:s/>Tem que atualizar. Ele está bem desatualizado, tem lugares virou contra mão. <text:s/>Tem lugares não tem acesso,é o app indicar que sim, tem lugares agora constar pedágio,é o app indicar que não, está semana foi para em dois pedágio. Acho que realmente está precisando de uma boa atualização. </text:p>
          </table:table-cell>
          <table:table-cell/>
        </table:table-row>
        <table:table-row table:style-name="ro1">
          <table:table-cell office:value-type="string" calcext:value-type="string">
            <text:p><text:s/>O ponto fraco é não poder adicionar mais de 10 paradas, o sistema é bom; entretanto com a dinâmica do cotidiano FALTA ATUALIZAR VÁRIOS ENDEREÇOS... Google Maps <text:s/>foi superado pelos concorrentes! </text:p>
          </table:table-cell>
          <table:table-cell/>
        </table:table-row>
        <table:table-row table:style-name="ro1">
          <table:table-cell office:value-type="string" calcext:value-type="string">
            <text:p><text:s/>Um bom App, mas poderia ser incluso um velocímetro assim teríamos um controle perante os radares e como opção de veículo ter motocicletas <text:s/>pois há vias que é proibido o tráfego e o App <text:s/>não distingui isso. </text:p>
          </table:table-cell>
          <table:table-cell/>
        </table:table-row>
        <table:table-row table:style-name="ro1">
          <table:table-cell office:value-type="string" calcext:value-type="string">
            <text:p><text:s/>App bom. Mas depois que atualizou o mapa fica de cabeça para baixo,e conforme você Vai entrando nas ruas tem que ficar girando o celular junto para poder acompanhar. Seria interessante corrigir esse detalhe,pois o mais ta show de bola. </text:p>
          </table:table-cell>
          <table:table-cell/>
        </table:table-row>
        <table:table-row table:style-name="ro1">
          <table:table-cell office:value-type="string" calcext:value-type="string">
            <text:p><text:s/>Pq não desde que comecei a utilizar outros meios de transporte (uber/cabify) não aparece mais a opção de transporte público? Já tentei novas configurações e não adiantou. </text:p>
          </table:table-cell>
          <table:table-cell/>
        </table:table-row>
        <table:table-row table:style-name="ro1">
          <table:table-cell office:value-type="string" calcext:value-type="string">
            <text:p><text:s/>Na última atualização o mapa fica torto ou de ponta cabeça. Ajustem pro mapa acompanhar o sentido de deslocamento do carro. Falta ainda informações de radares e velocidades máximas nas vias. </text:p>
          </table:table-cell>
          <table:table-cell/>
        </table:table-row>
        <table:table-row table:style-name="ro1">
          <table:table-cell office:value-type="string" calcext:value-type="string">
            <text:p><text:s/>Falta implantar um Velocímetro e Indicação de Radares, coisa que no Waze tem desde o Início. Quando colocarem esses 2 itens, ficará perfeito 👌 </text:p>
          </table:table-cell>
          <table:table-cell/>
        </table:table-row>
        <table:table-row table:style-name="ro1">
          <table:table-cell office:value-type="string" calcext:value-type="string">
            <text:p><text:s/>Quando preciso navegar, não aparece mais a seta azul, somente um ponto azul por cima do mapa, não encontrei solução. Esse app já foi bom </text:p>
          </table:table-cell>
          <table:table-cell/>
        </table:table-row>
        <table:table-row table:style-name="ro1">
          <table:table-cell office:value-type="string" calcext:value-type="string">
            <text:p><text:s/>Já foi bom, porém está muito ruim. Dependo de GPS para o serviço. E não consigo mais me localizar com ele </text:p>
          </table:table-cell>
          <table:table-cell/>
        </table:table-row>
        <table:table-row table:style-name="ro1">
          <table:table-cell office:value-type="string" calcext:value-type="string">
            <text:p><text:s/>Penso que tem notificações a mais... <text:s/>de fotos, comentários etc e isso atrapalha a navegação que é a verdadeira função desta app. </text:p>
          </table:table-cell>
          <table:table-cell/>
        </table:table-row>
        <table:table-row table:style-name="ro1">
          <table:table-cell office:value-type="string" calcext:value-type="string">
            <text:p><text:s/>Não gostei do tipo que ele baixa o mapa, pega por área, ficou bem ruim assim, vou pra outro aplicativo <text:s/>esse não serve mais pra mim... </text:p>
          </table:table-cell>
          <table:table-cell/>
        </table:table-row>
        <table:table-row table:style-name="ro1">
          <table:table-cell office:value-type="string" calcext:value-type="string">
            <text:p><text:s/>Se colocar os radares e o velocímetro do app Azul claro, o Google maps vira o melhor app de navegação de todos. </text:p>
          </table:table-cell>
          <table:table-cell/>
        </table:table-row>
        <table:table-row table:style-name="ro1">
          <table:table-cell office:value-type="string" calcext:value-type="string">
            <text:p><text:s/>No meu celular moto g4 play não está funcionando , no aplicativo eu não saio do lugar , com quase um ano de uso do celular não consigo usar ele já tentei várias vezes ,queria que resolvessem o meu problema </text:p>
          </table:table-cell>
          <table:table-cell/>
        </table:table-row>
        <table:table-row table:style-name="ro1">
          <table:table-cell office:value-type="string" calcext:value-type="string">
            <text:p><text:s/>Esse app so direciona rotas passando por dentro de favelas, <text:s/>eu estava no lins e ele me deu a rota passando por dentro do jacarezinho, e outra passando pelo complexo do alemão ai e f.... Né, eu sou carioca e conheço e rio de janeiro, imagine quem não e daqui. </text:p>
          </table:table-cell>
          <table:table-cell/>
        </table:table-row>
        <table:table-row table:style-name="ro1">
          <table:table-cell office:value-type="string" calcext:value-type="string">
            <text:p><text:s/>No meu caso, me atende, em Lisboa! Mas há quem não goste, pois confunde muitas ruas... </text:p>
          </table:table-cell>
          <table:table-cell/>
        </table:table-row>
        <table:table-row table:style-name="ro1">
          <table:table-cell office:value-type="string" calcext:value-type="string">
            <text:p><text:s/>O aplicativo é muito bom e completo, oferecendo opções diversas e abrangendo várias regiões. Sugestões: permitir o download de mais de uma rota offline; melhoria das indicações de linhas e tempo da corrida para rotas em transporte público (o Moovit deixa o gmaps no chinelo neste sentido) </text:p>
          </table:table-cell>
          <table:table-cell/>
        </table:table-row>
        <table:table-row table:style-name="ro1">
          <table:table-cell office:value-type="string" calcext:value-type="string">
            <text:p><text:s/>Falta colocar a opção de radares e redução de velocidade na via, opção de mapas de carros motos e caminhões </text:p>
          </table:table-cell>
          <table:table-cell/>
        </table:table-row>
        <table:table-row table:style-name="ro1">
          <table:table-cell office:value-type="string" calcext:value-type="string">
            <text:p><text:s/>Esse APP é bom mais ele quando atualiza ele ocupa muito espaço do Android e dificulta a vida do usuário que quer baixar alguém aplicativo jogos , músicas , videos e etc ... </text:p>
          </table:table-cell>
          <table:table-cell/>
        </table:table-row>
        <table:table-row table:style-name="ro1">
          <table:table-cell office:value-type="string" calcext:value-type="string">
            <text:p><text:s/>Poderia melhorar a visualização de navegação. Quando se está dirigindo, a visualização do mapa por cima dificulta o entendimento. As vezes uso o Waze, só por causa disso. Ou coloca uma escala menor (maior precisão das informações), ou coloca uma visualização "por dentro" do mapa, que seria melhor ainda pra um melhor entendimento. Enquanto não corrigirem isso, continuarei usando o Waze... </text:p>
          </table:table-cell>
          <table:table-cell/>
        </table:table-row>
        <table:table-row table:style-name="ro1">
          <table:table-cell office:value-type="string" calcext:value-type="string">
            <text:p><text:s/>Eu acho que deveriam colocar opção de moto, e avisos com áudio e imagem de onde tem fiscalização eletrônica, e editar o mapa para não indicar rotas por comunidades, porém nessa questão dei 3 estrelas assim que essa opção existir e funcionar darei 5 estrelas . fora isso é <text:s/>um ótimo app, mas pela questão do aviso de fiscalização e velocidade <text:s/>eu uso o wase, porém gosto do maps, só falta essa questão. </text:p>
          </table:table-cell>
          <table:table-cell/>
        </table:table-row>
        <table:table-row table:style-name="ro1">
          <table:table-cell office:value-type="string" calcext:value-type="string">
            <text:p><text:s/>Os dados do mapa de cidades menores são pouco atualizados. Os caminhos distinguem zonas de risco... </text:p>
          </table:table-cell>
          <table:table-cell/>
        </table:table-row>
        <table:table-row table:style-name="ro1">
          <table:table-cell office:value-type="string" calcext:value-type="string">
            <text:p><text:s/>Por favor, coloquem a opção de baixar uma rota inteira de um ESTADO para o OUTRO de qualquer lugar do BRASIL. <text:s text:c="2"/>E a opção de fazer o download de um Mapa só aparece quando bem quer aparecer, mudem isso por favor. <text:s text:c="2"/>Deixem a opção lá disponível para a gente fazer o download de um Mapa de uma Cidade, de um Estado inteiro, <text:s/>ou de uma ROTA inteira pra rodar off-line, Caramba. <text:s text:c="2"/>Pois não é todos os lugares que a gente tem Internet não poxa. </text:p>
          </table:table-cell>
          <table:table-cell/>
        </table:table-row>
        <table:table-row table:style-name="ro1">
          <table:table-cell office:value-type="string" calcext:value-type="string">
            <text:p><text:s/>Cada vez melhor. Nunca fico perdido com ele, mas tirem essa idiotice do mapa offline ter que ser atualizado a cada 30 dias. </text:p>
          </table:table-cell>
          <table:table-cell/>
        </table:table-row>
        <table:table-row table:style-name="ro1">
          <table:table-cell office:value-type="string" calcext:value-type="string">
            <text:p><text:s/>quando nego a localizaçao , ficar piscando um baner irritante com" localização negada, saiba mais" e agora se nego a localização <text:s/>simplesmente <text:s/>não <text:s/>consigo fazer nada dentro <text:s/>do app. </text:p>
          </table:table-cell>
          <table:table-cell/>
        </table:table-row>
        <table:table-row table:style-name="ro1">
          <table:table-cell office:value-type="string" calcext:value-type="string">
            <text:p><text:s/>"Nativo" no celular e da p baixar mapas. Engraçado é o maps informar até a faixa que vc deve tomar qdo dirige. To qse deixando de usar o waze. </text:p>
          </table:table-cell>
          <table:table-cell/>
        </table:table-row>
        <table:table-row table:style-name="ro1">
          <table:table-cell office:value-type="string" calcext:value-type="string">
            <text:p><text:s/>Seria muito bom adicionar a opção de desativar a ativação automática do layout de modo noturno. Isso tanto para o aplicativo usando o celular quanto quando conectado ao Android Auto. <text:s/>No Brasil o acendimento dos faróis também é obrigatório durante o dia. Com o acendimento o app entende que está a noite, no entanto não está e acaba atrapalhando a visualização no sistema multimídia do carro (que é o espelhamento do app). </text:p>
          </table:table-cell>
          <table:table-cell/>
        </table:table-row>
        <table:table-row table:style-name="ro1">
          <table:table-cell office:value-type="string" calcext:value-type="string">
            <text:p><text:s/>Excelente, mas deveria ter uma opção para excluir fotos com conteúdos irrelevantes, pois clientes estão postando fotos de seus produtos em nosso cadastro de empresas. </text:p>
          </table:table-cell>
          <table:table-cell/>
        </table:table-row>
        <table:table-row table:style-name="ro1">
          <table:table-cell office:value-type="string" calcext:value-type="string">
            <text:p><text:s/>O aplicativo e bom ,mas tem que atualizar as imagens dos locais que estão um pouco antigas </text:p>
          </table:table-cell>
          <table:table-cell/>
        </table:table-row>
        <table:table-row table:style-name="ro1">
          <table:table-cell office:value-type="string" calcext:value-type="string">
            <text:p><text:s/>Era meu gps preferido mesmo não mostrando radares, mas depois das últimas atualizações o app não mostra mais pra qual direção eu estou virado no início das viagens e isso me atrapalha muito. Corrijam por favor e voltem a ser o melhor app! </text:p>
          </table:table-cell>
          <table:table-cell/>
        </table:table-row>
        <table:table-row table:style-name="ro1">
          <table:table-cell office:value-type="string" calcext:value-type="string">
            <text:p><text:s/>Poderia melhorar a visualização de navegação. Quando se está dirigindo, a visualização do mapa por cima dificulta o entendimento. As vezes uso o Waze, só por causa disso. Ou coloca uma escala menor (maior precisão das informações), ou coloca uma visualização "por dentro" do mapa, que seria melhor ainda pra um melhor entendimento. Enquanto não corrigirem isso, continuarei usando o Waze... </text:p>
          </table:table-cell>
          <table:table-cell/>
        </table:table-row>
        <table:table-row table:style-name="ro1">
          <table:table-cell office:value-type="string" calcext:value-type="string">
            <text:p><text:s/>Esse Gps é o meu preferido! Entretanto, ultimamente ele tem travado bastante quando tento ver alguma localidade diretamente no mapa. Eu aproximo e ele demora bastante para mostrar os detalhes do lugar, mesmo usando wifi. Se corrigir isso aí vai pro 10. </text:p>
          </table:table-cell>
          <table:table-cell/>
        </table:table-row>
        <table:table-row table:style-name="ro1">
          <table:table-cell office:value-type="string" calcext:value-type="string">
            <text:p><text:s/>O ponto fraco é não poder adicionar mais de 10 paradas, o sistema é bom; entretanto com a dinâmica do cotidiano FALTA ATUALIZAR VÁRIOS ENDEREÇOS... Google Maps <text:s/>foi superado pelos concorrentes! </text:p>
          </table:table-cell>
          <table:table-cell/>
        </table:table-row>
        <table:table-row table:style-name="ro1">
          <table:table-cell office:value-type="string" calcext:value-type="string">
            <text:p><text:s/>Eu acho que deveriam colocar opção de moto, e avisos com áudio e imagem de onde tem fiscalização eletrônica, e editar o mapa para não indicar rotas por comunidades, porém nessa questão dei 3 estrelas assim que essa opção existir e funcionar darei 5 estrelas . fora isso é <text:s/>um ótimo app, mas pela questão do aviso de fiscalização e velocidade <text:s/>eu uso o wase, porém gosto do maps, só falta essa questão. </text:p>
          </table:table-cell>
          <table:table-cell/>
        </table:table-row>
        <table:table-row table:style-name="ro1">
          <table:table-cell office:value-type="string" calcext:value-type="string">
            <text:p><text:s/>Depois da última atualização nao mostra mais os caminhos de modo horizontal (somente de cima para baixo). Isso dificulta a visualização no trânsito. E não consegui alterar para a visualização horizontal padrao dos navegadores GPS. </text:p>
          </table:table-cell>
          <table:table-cell/>
        </table:table-row>
        <table:table-row table:style-name="ro1">
          <table:table-cell office:value-type="string" calcext:value-type="string">
            <text:p><text:s/>Comecei a contribuir no Google maps quando vocês falaram que iam dar 100 gigas de armazenamento no drive para quem chegasse no nível 4 Cheguei e não recebi, tem muitas pessoas frustradas com isso também Se vocês derem esse armazenamento eu volto a contribuir no local guide </text:p>
          </table:table-cell>
          <table:table-cell/>
        </table:table-row>
        <table:table-row table:style-name="ro1">
          <table:table-cell office:value-type="string" calcext:value-type="string">
            <text:p><text:s/>Um bom App, mas poderia ser incluso um velocímetro assim teríamos um controle perante os radares e como opção de veículo ter motocicletas <text:s/>pois há vias que é proibido o tráfego e o App <text:s/>não distingui isso. </text:p>
          </table:table-cell>
          <table:table-cell/>
        </table:table-row>
        <table:table-row table:style-name="ro1">
          <table:table-cell office:value-type="string" calcext:value-type="string">
            <text:p><text:s/>Precisa melhorar muita coisa. Quero saber sobre a questão de ter velocímetro e pardal. Ao estiver em um destino traçado só consigo add umas paradas se eu realizar buscas ao invés de ver minha lista de locais marcados e Clicar no mapa. Aguardo retorno. </text:p>
          </table:table-cell>
          <table:table-cell/>
        </table:table-row>
        <table:table-row table:style-name="ro1">
          <table:table-cell office:value-type="string" calcext:value-type="string">
            <text:p><text:s/>App melhorou muito desde algumas versões anteriores. Agora a precisão é de menos de 5 mtrs. Sem falar na questão de imagem em 3D, que ajuda muito a identificar o percurso. Só acho que deveria colocar um alerta pra quando estiver em áreas de risco. Como favelas </text:p>
          </table:table-cell>
          <table:table-cell/>
        </table:table-row>
        <table:table-row table:style-name="ro1">
          <table:table-cell office:value-type="string" calcext:value-type="string">
            <text:p><text:s/>O programa do Maps em si é muito bom já a função Gps acho bem fraca, as principais funções que falta são mostrar radares fixos, mostrar velocidade permitida da rua que se está trafegando e a função offline deveria ser por estado e não por área como é agora. </text:p>
          </table:table-cell>
          <table:table-cell/>
        </table:table-row>
        <table:table-row table:style-name="ro1">
          <table:table-cell office:value-type="string" calcext:value-type="string">
            <text:p><text:s/>Esse app era muito bom, mas começou a travar, tinha um samsung j5 e parei de usar achando que era do aparelho troquei pelo lg q6 e continuou, atualizei e vou ver se melhorar dou 5 🌟 </text:p>
          </table:table-cell>
          <table:table-cell/>
        </table:table-row>
        <table:table-row table:style-name="ro1">
          <table:table-cell office:value-type="string" calcext:value-type="string">
            <text:p><text:s/>Amo o app, sempre me ajuda, mas as vezes preciso consultar um caminho que eu sei ir até um determinado local mas não consigo pesquisar a partir desse local até o destino final, tipo não tem De tal local para tal lugar, isso me ajudava muito. Porque muitas vezes até metade do caminho eu sei ir, mas não consigo pesquisar antes, sem estar no local </text:p>
          </table:table-cell>
          <table:table-cell/>
        </table:table-row>
        <table:table-row table:style-name="ro1">
          <table:table-cell office:value-type="string" calcext:value-type="string">
            <text:p><text:s/>Parabéns pelas mudanças!!! Agora vocês podem incrementa um ícone e uma aba pra marcamos os lugares que já visitamos e linkar isso ao google trips <text:s/>assim, vai virar vício querer deixar tudo marcado ou seja, visitar tudo no mundo e como um jogo sem fim 🤔 </text:p>
          </table:table-cell>
          <table:table-cell/>
        </table:table-row>
        <table:table-row table:style-name="ro1">
          <table:table-cell office:value-type="string" calcext:value-type="string">
            <text:p><text:s/>No meu celular moto g4 play não está funcionando , no aplicativo eu não saio do lugar , com quase um ano de uso do celular não consigo usar ele já tentei várias vezes ,queria que resolvessem o meu problema </text:p>
          </table:table-cell>
          <table:table-cell/>
        </table:table-row>
        <table:table-row table:style-name="ro1">
          <table:table-cell office:value-type="string" calcext:value-type="string">
            <text:p><text:s/>Esse app so direciona rotas passando por dentro de favelas, <text:s/>eu estava no lins e ele me deu a rota passando por dentro do jacarezinho, e outra passando pelo complexo do alemão ai e f.... Né, eu sou carioca e conheço e rio de janeiro, imagine quem não e daqui. </text:p>
          </table:table-cell>
          <table:table-cell/>
        </table:table-row>
        <table:table-row table:style-name="ro1">
          <table:table-cell office:value-type="string" calcext:value-type="string">
            <text:p><text:s/>Pior app de mapas que existe. Pois a 3 anos meu endereço está mostrando em local errado.já tentei de tudo pra arrumarem e nada .fazendo clientes ir pra outro endereço. Baixei o tom tom mapas este sim é bom e ainda se a rua estiver com engarrafamento ele faz um desvio na rota . E meu endereço está correto. Baixem o tom tom este sim vale a pena. </text:p>
          </table:table-cell>
          <table:table-cell/>
        </table:table-row>
        <table:table-row table:style-name="ro1">
          <table:table-cell office:value-type="string" calcext:value-type="string">
            <text:p><text:s/>Legal ja vi que estão dando uma atenção para as pessoas que andam de moto mas ainda vou aguardar lançarem no modo moto a previsão do tempo na rota selecionada também deveria ter o modo economia onde se apaga a tela do celular e fica a navegação só pela voz para não ter que ficar desviando o olhar da pista ja que a voz do maps é muuuuito explicativa </text:p>
          </table:table-cell>
          <table:table-cell/>
        </table:table-row>
        <table:table-row table:style-name="ro1">
          <table:table-cell office:value-type="string" calcext:value-type="string">
            <text:p><text:s/>Por favor atualizem logo os lugares pois aqui onde eu moro tá parecendo casas de uns 8 anos atrás, eu quero ver como estar recente!!! nossa da até desgosto de ter esse APP no meu celular melhorem isso por favor!!! </text:p>
          </table:table-cell>
          <table:table-cell/>
        </table:table-row>
        <table:table-row table:style-name="ro1">
          <table:table-cell office:value-type="string" calcext:value-type="string">
            <text:p><text:s/>O que falta é haver uma opção de poder descarregar a rota/mapa para o caso de viagens por países e não ter tráfego de dados e poder ter o mapa/rota off-line! No meu caso Portugal-Suiça deveria ser possível obter a rota/mapa e poder descarregar e poder navegar off-line. </text:p>
          </table:table-cell>
          <table:table-cell/>
        </table:table-row>
        <table:table-row table:style-name="ro1">
          <table:table-cell office:value-type="string" calcext:value-type="string">
            <text:p><text:s/>Amei esse APP. Já é o meu preferido , baixei mapas offline e ativei o modo wi-fi para economizar dados e agora só uso ele. Deixei o Waze para lá, porém tenho uma sugestão para melhorar o app, coloquem o velocímetro e os radares no mapa. Show! </text:p>
          </table:table-cell>
          <table:table-cell/>
        </table:table-row>
        <table:table-row table:style-name="ro1">
          <table:table-cell office:value-type="string" calcext:value-type="string">
            <text:p><text:s/>Até poderia dar mais estrelas mas de um certo tempo para cá ele não fuciona nem a pau já desistalei e estalei novamente e nada já reiniciei meu celular e nada. </text:p>
          </table:table-cell>
          <table:table-cell/>
        </table:table-row>
        <table:table-row table:style-name="ro1">
          <table:table-cell office:value-type="string" calcext:value-type="string">
            <text:p><text:s/>O app é bom e a cada dia tem sido ótimas as melhorias. Porém uma atualização que atrapalha muito é que muitas das vezes nos coloca em apuros durante a rota definida e o MODO NOTURNO pois dificulta muito a visão...... GOOGLE por favor coloque uma disponibilidade para alterar o modo NOTURNO para o DIURNO. <text:s/>Aguardo o contato de vocês. </text:p>
          </table:table-cell>
          <table:table-cell/>
        </table:table-row>
        <table:table-row table:style-name="ro1">
          <table:table-cell office:value-type="string" calcext:value-type="string">
            <text:p><text:s/>Google maps não está narrando meu trajeto durante a navegação. Está mudo. Já mexi na configuração, mas nada resolveu. O que fazer? Alguém pode me ajudar? Aguardo retorno. Obrigada </text:p>
          </table:table-cell>
          <table:table-cell/>
        </table:table-row>
        <table:table-row table:style-name="ro1">
          <table:table-cell office:value-type="string" calcext:value-type="string">
            <text:p><text:s/>O aplicativo está <text:s/>travando. Já mandei inúmeros feedbacks para a Google e nada. </text:p>
          </table:table-cell>
          <table:table-cell/>
        </table:table-row>
        <table:table-row table:style-name="ro1">
          <table:table-cell office:value-type="string" calcext:value-type="string">
            <text:p><text:s/>O aplicativo é muito bom e completo, oferecendo opções diversas e abrangendo várias regiões. Sugestões: permitir o download de mais de uma rota offline; melhoria das indicações de linhas e tempo da corrida para rotas em transporte público (o Moovit deixa o gmaps no chinelo neste sentido) </text:p>
          </table:table-cell>
          <table:table-cell/>
        </table:table-row>
        <table:table-row table:style-name="ro1">
          <table:table-cell office:value-type="string" calcext:value-type="string">
            <text:p><text:s/>Tem que atualizar. Ele está bem desatualizado, tem lugares virou contra mão. <text:s/>Tem lugares não tem acesso,é o app indicar que sim, tem lugares agora constar pedágio,é o app indicar que não, está semana foi para em dois pedágio. Acho que realmente está precisando de uma boa atualização. </text:p>
          </table:table-cell>
          <table:table-cell/>
        </table:table-row>
        <table:table-row table:style-name="ro1">
          <table:table-cell office:value-type="string" calcext:value-type="string">
            <text:p><text:s/>Pô fica a desejar parece que os caras estão com preguiça de passar em algumas ruas. Quando precisamos percorrer as ruas,não vai porque o veículo não passou na rua. Um exemplo! na rua (rio amazonas) no jd rivieiro ,parque Miami em santo André, o carro só foi na entrada da rua. Muito ruim. </text:p>
          </table:table-cell>
          <table:table-cell/>
        </table:table-row>
        <table:table-row table:style-name="ro1">
          <table:table-cell office:value-type="string" calcext:value-type="string">
            <text:p><text:s/>Esse app é muito bom, só falta aumentar o tamanho das áreas offline, pois são muito pequenas para um país continental e com muitas áreas sem cobertura de telefônica com acesso a internet. </text:p>
          </table:table-cell>
          <table:table-cell/>
        </table:table-row>
        <table:table-row table:style-name="ro1">
          <table:table-cell office:value-type="string" calcext:value-type="string">
            <text:p><text:s/>Quando pesquiso um lugar, no menu Suas Contribuições aparece esse lugar para avaliar como <text:s/>se eu estivesse visitado o local, não acho correto o melhor seria pedir uma avaliação caso tivesse visitado o local. Uma sugestão seria a ordenação da data de postagem dos comentários de mais atual para a mais antiga. Funções que já existem no Tripadvisor e Facebook. Outra sugestão seria poder traçar o percurso à pé quando estiver offline. </text:p>
          </table:table-cell>
          <table:table-cell/>
        </table:table-row>
        <table:table-row table:style-name="ro1">
          <table:table-cell office:value-type="string" calcext:value-type="string">
            <text:p><text:s/>Aplicativo muito útil. Muitas funções excelentes para todas as pessoas desde naturais de uma cidade até turistas. Trajeto em tempo real, linhas de ônibus e metrô, navegação offline (após ter baixado o mapa da região). Gostaria de sugerir que no mapa offline, pudessem disponibilizar o trajeto a pé e o trajeto usando o transporte público, seria de grande utilidade. </text:p>
          </table:table-cell>
          <table:table-cell/>
        </table:table-row>
        <table:table-row table:style-name="ro1">
          <table:table-cell office:value-type="string" calcext:value-type="string">
            <text:p><text:s/>Se tiver <text:s/>sem o sinal <text:s/>da operadora <text:s/>celular <text:s/>já era <text:s/>trava e vc <text:s/>vai seguir <text:s/>pelas <text:s/>placas de sinalização <text:s text:c="2"/>informando <text:s/>as BR <text:s/>e se não <text:s/>tiver <text:s/>vc <text:s/>tá em rolado </text:p>
          </table:table-cell>
          <table:table-cell/>
        </table:table-row>
        <table:table-row table:style-name="ro1">
          <table:table-cell office:value-type="string" calcext:value-type="string">
            <text:p><text:s/>Na última atualização o mapa fica torto ou de ponta cabeça. Ajustem pro mapa acompanhar o sentido de deslocamento do carro. Falta ainda informações de radares e velocidades máximas nas vias. </text:p>
          </table:table-cell>
          <table:table-cell/>
        </table:table-row>
        <table:table-row table:style-name="ro1">
          <table:table-cell office:value-type="string" calcext:value-type="string">
            <text:p><text:s/>Mt bom aplicativo, para mim só falta alguns avisos como radares, alerta de velocidade. </text:p>
          </table:table-cell>
          <table:table-cell/>
        </table:table-row>
        <table:table-row table:style-name="ro1">
          <table:table-cell office:value-type="string" calcext:value-type="string">
            <text:p><text:s/>Olá .. Bom Dia! Não sei o que ta acontecendo com o app ultimamente, anda travando e o gps não está atualizado, não está dando o caminho correto.. ruas sem saídas, e obras no caminho... temos que volta pra trás, atualizar, e o gps da o mesmo caminho que estavamos.. Por Favor revolver isso.. Anda mim prejudicando muito.. </text:p>
          </table:table-cell>
          <table:table-cell/>
        </table:table-row>
        <table:table-row table:style-name="ro1">
          <table:table-cell office:value-type="string" calcext:value-type="string">
            <text:p><text:s/>Esse APP é bom mais ele quando atualiza ele ocupa muito espaço do Android e dificulta a vida do usuário que quer baixar alguém aplicativo jogos , músicas , videos e etc ... </text:p>
          </table:table-cell>
          <table:table-cell/>
        </table:table-row>
        <table:table-row table:style-name="ro1">
          <table:table-cell office:value-type="string" calcext:value-type="string">
            <text:p><text:s/>Pq não desde que comecei a utilizar outros meios de transporte (uber/cabify) não aparece mais a opção de transporte público? Já tentei novas configurações e não adiantou. </text:p>
          </table:table-cell>
          <table:table-cell/>
        </table:table-row>
        <table:table-row table:style-name="ro1">
          <table:table-cell office:value-type="string" calcext:value-type="string">
            <text:p><text:s/>Ligo o modo carro e o app só exibe uma visão superior do mapa que não serve pra nada. Leva um.milebio pra corrigir e atualizar minha rota. Resumindo, é inútil </text:p>
          </table:table-cell>
          <table:table-cell/>
        </table:table-row>
        <table:table-row table:style-name="ro1">
          <table:table-cell office:value-type="string" calcext:value-type="string">
            <text:p><text:s/>Precisa <text:s/>atualizar as fotos das ruas.A faixada da minha casa foi pintada há <text:s/>anos , construíram tanta casa, fez a praça no meu bairro e as foto continua as antigas. </text:p>
          </table:table-cell>
          <table:table-cell/>
        </table:table-row>
        <table:table-row table:style-name="ro1">
          <table:table-cell office:value-type="string" calcext:value-type="string">
            <text:p><text:s/>Precisa melhorar muita coisa. Quero saber sobre a questão de ter velocímetro e pardal. Ao estiver em um destino traçado só consigo add umas paradas se eu realizar buscas ao invés de ver minha lista de locais marcados e Clicar no mapa. Aguardo retorno. </text:p>
          </table:table-cell>
          <table:table-cell/>
        </table:table-row>
        <table:table-row table:style-name="ro1">
          <table:table-cell office:value-type="string" calcext:value-type="string">
            <text:p><text:s/>O que falta é haver uma opção de poder descarregar a rota/mapa para o caso de viagens por países e não ter tráfego de dados e poder ter o mapa/rota off-line! No meu caso Portugal-Suiça deveria ser possível obter a rota/mapa e poder descarregar e poder navegar off-line. </text:p>
          </table:table-cell>
          <table:table-cell/>
        </table:table-row>
        <table:table-row table:style-name="ro1">
          <table:table-cell office:value-type="string" calcext:value-type="string">
            <text:p><text:s/>Google maps não está narrando meu trajeto durante a navegação. Está mudo. Já mexi na configuração, mas nada resolveu. O que fazer? Alguém pode me ajudar? Aguardo retorno. Obrigada </text:p>
          </table:table-cell>
          <table:table-cell/>
        </table:table-row>
        <table:table-row table:style-name="ro1">
          <table:table-cell office:value-type="string" calcext:value-type="string">
            <text:p><text:s/>Depois da última atualização nao mostra mais os caminhos de modo horizontal (somente de cima para baixo). Isso dificulta a visualização no trânsito. E não consegui alterar para a visualização horizontal padrao dos navegadores GPS. </text:p>
          </table:table-cell>
          <table:table-cell/>
        </table:table-row>
        <table:table-row table:style-name="ro1">
          <table:table-cell office:value-type="string" calcext:value-type="string">
            <text:p><text:s/>Se tiver <text:s/>sem o sinal <text:s/>da operadora <text:s/>celular <text:s/>já era <text:s/>trava e vc <text:s/>vai seguir <text:s/>pelas <text:s/>placas de sinalização <text:s text:c="2"/>informando <text:s/>as BR <text:s/>e se não <text:s/>tiver <text:s/>vc <text:s/>tá em rolado </text:p>
          </table:table-cell>
          <table:table-cell/>
        </table:table-row>
        <table:table-row table:style-name="ro1">
          <table:table-cell office:value-type="string" calcext:value-type="string">
            <text:p><text:s/>Quando preciso navegar, não aparece mais a seta azul, somente um ponto azul por cima do mapa, não encontrei solução. Esse app já foi bom </text:p>
          </table:table-cell>
          <table:table-cell/>
        </table:table-row>
        <table:table-row table:style-name="ro1">
          <table:table-cell office:value-type="string" calcext:value-type="string">
            <text:p><text:s/>Até poderia dar mais estrelas mas de um certo tempo para cá ele não fuciona nem a pau já desistalei e estalei novamente e nada já reiniciei meu celular e nada. </text:p>
          </table:table-cell>
          <table:table-cell/>
        </table:table-row>
        <table:table-row table:style-name="ro1">
          <table:table-cell office:value-type="string" calcext:value-type="string">
            <text:p><text:s/>Comecei a contribuir no Google maps quando vocês falaram que iam dar 100 gigas de armazenamento no drive para quem chegasse no nível 4 Cheguei e não recebi, tem muitas pessoas frustradas com isso também Se vocês derem esse armazenamento eu volto a contribuir no local guide </text:p>
          </table:table-cell>
          <table:table-cell/>
        </table:table-row>
        <table:table-row table:style-name="ro1">
          <table:table-cell office:value-type="string" calcext:value-type="string">
            <text:p><text:s/>Aplicativo incrível! Realmente muito útil. Nunca me deixa na mão. O melhor! </text:p>
          </table:table-cell>
          <table:table-cell/>
        </table:table-row>
        <table:table-row table:style-name="ro1">
          <table:table-cell office:value-type="string" calcext:value-type="string">
            <text:p><text:s/>Um bom App, mas poderia ser incluso um velocímetro assim teríamos um controle perante os radares e como opção de veículo ter motocicletas <text:s/>pois há vias que é proibido o tráfego e o App <text:s/>não distingui isso. </text:p>
          </table:table-cell>
          <table:table-cell/>
        </table:table-row>
        <table:table-row table:style-name="ro1">
          <table:table-cell office:value-type="string" calcext:value-type="string">
            <text:p><text:s/>Acho que as sugestoes de rota devem ser conciliadas com horarios de funcionamento de balsas por exemplo. Segui a sugestão de trajeto do maps, mas quando cheguei ao local de embarque da balsa a mesma nao estava no horario de funcionamento. Perdi meu compromisso e rodei 600km atoa. </text:p>
          </table:table-cell>
          <table:table-cell/>
        </table:table-row>
        <table:table-row table:style-name="ro1">
          <table:table-cell office:value-type="string" calcext:value-type="string">
            <text:p><text:s/>App melhorou muito desde algumas versões anteriores. Agora a precisão é de menos de 5 mtrs. Sem falar na questão de imagem em 3D, que ajuda muito a identificar o percurso. Só acho que deveria colocar um alerta pra quando estiver em áreas de risco. Como favelas </text:p>
          </table:table-cell>
          <table:table-cell/>
        </table:table-row>
        <table:table-row table:style-name="ro1">
          <table:table-cell office:value-type="string" calcext:value-type="string">
            <text:p><text:s/>O programa do Maps em si é muito bom já a função Gps acho bem fraca, as principais funções que falta são mostrar radares fixos, mostrar velocidade permitida da rua que se está trafegando e a função offline deveria ser por estado e não por área como é agora. </text:p>
          </table:table-cell>
          <table:table-cell/>
        </table:table-row>
        <table:table-row table:style-name="ro1">
          <table:table-cell office:value-type="string" calcext:value-type="string">
            <text:p><text:s/>App bom. Mas depois que atualizou o mapa fica de cabeça para baixo,e conforme você Vai entrando nas ruas tem que ficar girando o celular junto para poder acompanhar. Seria interessante corrigir esse detalhe,pois o mais ta show de bola. </text:p>
          </table:table-cell>
          <table:table-cell/>
        </table:table-row>
        <table:table-row table:style-name="ro1">
          <table:table-cell office:value-type="string" calcext:value-type="string">
            <text:p><text:s/>Esse app era muito bom, mas começou a travar, tinha um samsung j5 e parei de usar achando que era do aparelho troquei pelo lg q6 e continuou, atualizei e vou ver se melhorar dou 5 🌟 </text:p>
          </table:table-cell>
          <table:table-cell/>
        </table:table-row>
        <table:table-row table:style-name="ro1">
          <table:table-cell office:value-type="string" calcext:value-type="string">
            <text:p><text:s/>Amo o app, sempre me ajuda, mas as vezes preciso consultar um caminho que eu sei ir até um determinado local mas não consigo pesquisar a partir desse local até o destino final, tipo não tem De tal local para tal lugar, isso me ajudava muito. Porque muitas vezes até metade do caminho eu sei ir, mas não consigo pesquisar antes, sem estar no local </text:p>
          </table:table-cell>
          <table:table-cell/>
        </table:table-row>
        <table:table-row table:style-name="ro1">
          <table:table-cell office:value-type="string" calcext:value-type="string">
            <text:p><text:s/>Parabéns pelas mudanças!!! Agora vocês podem incrementa um ícone e uma aba pra marcamos os lugares que já visitamos e linkar isso ao google trips <text:s/>assim, vai virar vício querer deixar tudo marcado ou seja, visitar tudo no mundo e como um jogo sem fim 🤔 </text:p>
          </table:table-cell>
          <table:table-cell/>
        </table:table-row>
        <table:table-row table:style-name="ro1">
          <table:table-cell office:value-type="string" calcext:value-type="string">
            <text:p><text:s/>O ponto fraco é não poder adicionar mais de 10 paradas, o sistema é bom; entretanto com a dinâmica do cotidiano FALTA ATUALIZAR VÁRIOS ENDEREÇOS... Google Maps <text:s/>foi superado pelos concorrentes! </text:p>
          </table:table-cell>
          <table:table-cell/>
        </table:table-row>
        <table:table-row table:style-name="ro1">
          <table:table-cell office:value-type="string" calcext:value-type="string">
            <text:p><text:s/>No meu celular moto g4 play não está funcionando , no aplicativo eu não saio do lugar , com quase um ano de uso do celular não consigo usar ele já tentei várias vezes ,queria que resolvessem o meu problema </text:p>
          </table:table-cell>
          <table:table-cell/>
        </table:table-row>
        <table:table-row table:style-name="ro1">
          <table:table-cell office:value-type="string" calcext:value-type="string">
            <text:p><text:s/>Esse app so direciona rotas passando por dentro de favelas, <text:s/>eu estava no lins e ele me deu a rota passando por dentro do jacarezinho, e outra passando pelo complexo do alemão ai e f.... Né, eu sou carioca e conheço e rio de janeiro, imagine quem não e daqui. </text:p>
          </table:table-cell>
          <table:table-cell/>
        </table:table-row>
        <table:table-row table:style-name="ro1">
          <table:table-cell office:value-type="string" calcext:value-type="string">
            <text:p><text:s/>Pior app de mapas que existe. Pois a 3 anos meu endereço está mostrando em local errado.já tentei de tudo pra arrumarem e nada .fazendo clientes ir pra outro endereço. Baixei o tom tom mapas este sim é bom e ainda se a rua estiver com engarrafamento ele faz um desvio na rota . E meu endereço está correto. Baixem o tom tom este sim vale a pena. </text:p>
          </table:table-cell>
          <table:table-cell/>
        </table:table-row>
        <table:table-row table:style-name="ro1">
          <table:table-cell office:value-type="string" calcext:value-type="string">
            <text:p><text:s/>Legal ja vi que estão dando uma atenção para as pessoas que andam de moto mas ainda vou aguardar lançarem no modo moto a previsão do tempo na rota selecionada também deveria ter o modo economia onde se apaga a tela do celular e fica a navegação só pela voz para não ter que ficar desviando o olhar da pista ja que a voz do maps é muuuuito explicativa </text:p>
          </table:table-cell>
          <table:table-cell/>
        </table:table-row>
        <table:table-row table:style-name="ro1">
          <table:table-cell office:value-type="string" calcext:value-type="string">
            <text:p><text:s/>Por favor atualizem logo os lugares pois aqui onde eu moro tá parecendo casas de uns 8 anos atrás, eu quero ver como estar recente!!! nossa da até desgosto de ter esse APP no meu celular melhorem isso por favor!!! </text:p>
          </table:table-cell>
          <table:table-cell/>
        </table:table-row>
        <table:table-row table:style-name="ro1">
          <table:table-cell office:value-type="string" calcext:value-type="string">
            <text:p><text:s/>Amei esse APP. Já é o meu preferido , baixei mapas offline e ativei o modo wi-fi para economizar dados e agora só uso ele. Deixei o Waze para lá, porém tenho uma sugestão para melhorar o app, coloquem o velocímetro e os radares no mapa. Show! </text:p>
          </table:table-cell>
          <table:table-cell/>
        </table:table-row>
        <table:table-row table:style-name="ro1">
          <table:table-cell office:value-type="string" calcext:value-type="string">
            <text:p><text:s/>O app é bom e a cada dia tem sido ótimas as melhorias. Porém uma atualização que atrapalha muito é que muitas das vezes nos coloca em apuros durante a rota definida e o MODO NOTURNO pois dificulta muito a visão...... GOOGLE por favor coloque uma disponibilidade para alterar o modo NOTURNO para o DIURNO. <text:s/>Aguardo o contato de vocês. </text:p>
          </table:table-cell>
          <table:table-cell/>
        </table:table-row>
        <table:table-row table:style-name="ro1">
          <table:table-cell office:value-type="string" calcext:value-type="string">
            <text:p><text:s/>O aplicativo é muito bom e completo, oferecendo opções diversas e abrangendo várias regiões. Sugestões: permitir o download de mais de uma rota offline; melhoria das indicações de linhas e tempo da corrida para rotas em transporte público (o Moovit deixa o gmaps no chinelo neste sentido) </text:p>
          </table:table-cell>
          <table:table-cell/>
        </table:table-row>
        <table:table-row table:style-name="ro1">
          <table:table-cell office:value-type="string" calcext:value-type="string">
            <text:p><text:s/>Tem que atualizar. Ele está bem desatualizado, tem lugares virou contra mão. <text:s/>Tem lugares não tem acesso,é o app indicar que sim, tem lugares agora constar pedágio,é o app indicar que não, está semana foi para em dois pedágio. Acho que realmente está precisando de uma boa atualização. </text:p>
          </table:table-cell>
          <table:table-cell/>
        </table:table-row>
        <table:table-row table:style-name="ro1">
          <table:table-cell office:value-type="string" calcext:value-type="string">
            <text:p><text:s/>Péssimo aplicativo. <text:s/>Acabei de vir para o Rio de Janeiro e só passei por apuros. <text:s/>O tempo inteiro dando erro. <text:s/>Se não fosse outro GPS que tinha salvo no Smartphone, <text:s/>não teria chegado. </text:p>
          </table:table-cell>
          <table:table-cell/>
        </table:table-row>
        <table:table-row table:style-name="ro1">
          <table:table-cell office:value-type="string" calcext:value-type="string">
            <text:p><text:s/>Pô fica a desejar parece que os caras estão com preguiça de passar em algumas ruas. Quando precisamos percorrer as ruas,não vai porque o veículo não passou na rua. Um exemplo! na rua (rio amazonas) no jd rivieiro ,parque Miami em santo André, o carro só foi na entrada da rua. Muito ruim. </text:p>
          </table:table-cell>
          <table:table-cell/>
        </table:table-row>
        <table:table-row table:style-name="ro1">
          <table:table-cell office:value-type="string" calcext:value-type="string">
            <text:p><text:s/>Esse app é muito bom, só falta aumentar o tamanho das áreas offline, pois são muito pequenas para um país continental e com muitas áreas sem cobertura de telefônica com acesso a internet. </text:p>
          </table:table-cell>
          <table:table-cell/>
        </table:table-row>
        <table:table-row table:style-name="ro1">
          <table:table-cell office:value-type="string" calcext:value-type="string">
            <text:p><text:s/>Quando pesquiso um lugar, no menu Suas Contribuições aparece esse lugar para avaliar como <text:s/>se eu estivesse visitado o local, não acho correto o melhor seria pedir uma avaliação caso tivesse visitado o local. Uma sugestão seria a ordenação da data de postagem dos comentários de mais atual para a mais antiga. Funções que já existem no Tripadvisor e Facebook. Outra sugestão seria poder traçar o percurso à pé quando estiver offline. </text:p>
          </table:table-cell>
          <table:table-cell/>
        </table:table-row>
        <table:table-row table:style-name="ro1">
          <table:table-cell office:value-type="string" calcext:value-type="string">
            <text:p><text:s/>Aplicativo muito útil. Muitas funções excelentes para todas as pessoas desde naturais de uma cidade até turistas. Trajeto em tempo real, linhas de ônibus e metrô, navegação offline (após ter baixado o mapa da região). Gostaria de sugerir que no mapa offline, pudessem disponibilizar o trajeto a pé e o trajeto usando o transporte público, seria de grande utilidade. </text:p>
          </table:table-cell>
          <table:table-cell/>
        </table:table-row>
        <table:table-row table:style-name="ro1">
          <table:table-cell office:value-type="string" calcext:value-type="string">
            <text:p><text:s/>Na última atualização o mapa fica torto ou de ponta cabeça. Ajustem pro mapa acompanhar o sentido de deslocamento do carro. Falta ainda informações de radares e velocidades máximas nas vias. </text:p>
          </table:table-cell>
          <table:table-cell/>
        </table:table-row>
        <table:table-row table:style-name="ro1">
          <table:table-cell office:value-type="string" calcext:value-type="string">
            <text:p><text:s/>Mt bom aplicativo, para mim só falta alguns avisos como radares, alerta de velocidade. </text:p>
          </table:table-cell>
          <table:table-cell/>
        </table:table-row>
        <table:table-row table:style-name="ro1">
          <table:table-cell office:value-type="string" calcext:value-type="string">
            <text:p><text:s/>Olá .. Bom Dia! Não sei o que ta acontecendo com o app ultimamente, anda travando e o gps não está atualizado, não está dando o caminho correto.. ruas sem saídas, e obras no caminho... temos que volta pra trás, atualizar, e o gps da o mesmo caminho que estavamos.. Por Favor revolver isso.. Anda mim prejudicando muito.. </text:p>
          </table:table-cell>
          <table:table-cell/>
        </table:table-row>
        <table:table-row table:style-name="ro1">
          <table:table-cell office:value-type="string" calcext:value-type="string">
            <text:p><text:s/>Esse APP é bom mais ele quando atualiza ele ocupa muito espaço do Android e dificulta a vida do usuário que quer baixar alguém aplicativo jogos , músicas , videos e etc ... </text:p>
          </table:table-cell>
          <table:table-cell/>
        </table:table-row>
        <table:table-row table:style-name="ro1">
          <table:table-cell office:value-type="string" calcext:value-type="string">
            <text:p><text:s/>Pq não desde que comecei a utilizar outros meios de transporte (uber/cabify) não aparece mais a opção de transporte público? Já tentei novas configurações e não adiantou. </text:p>
          </table:table-cell>
          <table:table-cell/>
        </table:table-row>
        <table:table-row table:style-name="ro1">
          <table:table-cell office:value-type="string" calcext:value-type="string">
            <text:p><text:s/>Poderia melhorar a visualização de navegação. Quando se está dirigindo, a visualização do mapa por cima dificulta o entendimento. As vezes uso o Waze, só por causa disso. Ou coloca uma escala menor (maior precisão das informações), ou coloca uma visualização "por dentro" do mapa, que seria melhor ainda pra um melhor entendimento. Enquanto não corrigirem isso, continuarei usando o Waze... </text:p>
          </table:table-cell>
          <table:table-cell/>
        </table:table-row>
        <table:table-row table:style-name="ro1">
          <table:table-cell office:value-type="string" calcext:value-type="string">
            <text:p><text:s/>Poderia melhorar a visualização de navegação. Quando se está dirigindo, a visualização do mapa por cima dificulta o entendimento. As vezes uso o Waze, só por causa disso. Ou coloca uma escala menor (maior precisão das informações), ou coloca uma visualização "por dentro" do mapa, que seria melhor ainda pra um melhor entendimento. Enquanto não corrigirem isso, continuarei usando o Waze... </text:p>
          </table:table-cell>
          <table:table-cell/>
        </table:table-row>
        <table:table-row table:style-name="ro1">
          <table:table-cell office:value-type="string" calcext:value-type="string">
            <text:p><text:s/>Eu acho que deveriam colocar opção de moto, e avisos com áudio e imagem de onde tem fiscalização eletrônica, e editar o mapa para não indicar rotas por comunidades, porém nessa questão dei 3 estrelas assim que essa opção existir e funcionar darei 5 estrelas . fora isso é <text:s/>um ótimo app, mas pela questão do aviso de fiscalização e velocidade <text:s/>eu uso o wase, porém gosto do maps, só falta essa questão. </text:p>
          </table:table-cell>
          <table:table-cell/>
        </table:table-row>
        <table:table-row table:style-name="ro1">
          <table:table-cell office:value-type="string" calcext:value-type="string">
            <text:p><text:s/>Ligo o modo carro e o app só exibe uma visão superior do mapa que não serve pra nada. Leva um.milebio pra corrigir e atualizar minha rota. Resumindo, é inútil </text:p>
          </table:table-cell>
          <table:table-cell/>
        </table:table-row>
        <table:table-row table:style-name="ro1">
          <table:table-cell office:value-type="string" calcext:value-type="string">
            <text:p><text:s/>O que falta é haver uma opção de poder descarregar a rota/mapa para o caso de viagens por países e não ter tráfego de dados e poder ter o mapa/rota off-line! No meu caso Portugal-Suiça deveria ser possível obter a rota/mapa e poder descarregar e poder navegar off-line. </text:p>
          </table:table-cell>
          <table:table-cell/>
        </table:table-row>
        <table:table-row table:style-name="ro1">
          <table:table-cell office:value-type="string" calcext:value-type="string">
            <text:p><text:s/>Esse APP é bom mais ele quando atualiza ele ocupa muito espaço do Android e dificulta a vida do usuário que quer baixar alguém aplicativo jogos , músicas , videos e etc ... </text:p>
          </table:table-cell>
          <table:table-cell/>
        </table:table-row>
        <table:table-row table:style-name="ro1">
          <table:table-cell office:value-type="string" calcext:value-type="string">
            <text:p><text:s/>Quando preciso navegar, não aparece mais a seta azul, somente um ponto azul por cima do mapa, não encontrei solução. Esse app já foi bom </text:p>
          </table:table-cell>
          <table:table-cell/>
        </table:table-row>
        <table:table-row table:style-name="ro1">
          <table:table-cell office:value-type="string" calcext:value-type="string">
            <text:p><text:s/>Até poderia dar mais estrelas mas de um certo tempo para cá ele não fuciona nem a pau já desistalei e estalei novamente e nada já reiniciei meu celular e nada. </text:p>
          </table:table-cell>
          <table:table-cell/>
        </table:table-row>
        <table:table-row table:style-name="ro1">
          <table:table-cell office:value-type="string" calcext:value-type="string">
            <text:p><text:s/>Falta implantar um Velocímetro e Indicação de Radares, coisa que no Waze tem desde o Início. Quando colocarem esses 2 itens, ficará perfeito 👌 </text:p>
          </table:table-cell>
          <table:table-cell/>
        </table:table-row>
        <table:table-row table:style-name="ro1">
          <table:table-cell office:value-type="string" calcext:value-type="string">
            <text:p><text:s/>Olá .. Bom Dia! Não sei o que ta acontecendo com o app ultimamente, anda travando e o gps não está atualizado, não está dando o caminho correto.. ruas sem saídas, e obras no caminho... temos que volta pra trás, atualizar, e o gps da o mesmo caminho que estavamos.. Por Favor revolver isso.. Anda mim prejudicando muito.. </text:p>
          </table:table-cell>
          <table:table-cell/>
        </table:table-row>
        <table:table-row table:style-name="ro1">
          <table:table-cell office:value-type="string" calcext:value-type="string">
            <text:p><text:s/>Sempre usei. Mas Não da para confiar, ultimamente Não está funcionando direito. Não está dando zoom nem virando o mapa para visualização. <text:s/>Navegando de ponta cabeça. </text:p>
          </table:table-cell>
          <table:table-cell/>
        </table:table-row>
        <table:table-row table:style-name="ro1">
          <table:table-cell office:value-type="string" calcext:value-type="string">
            <text:p><text:s/>Ele é ótimo, tanto para quem está de carro ou a pé. Porém ele travou algumas vezes, corrigindo esse detalhe ele é completo. </text:p>
          </table:table-cell>
          <table:table-cell/>
        </table:table-row>
        <table:table-row table:style-name="ro1">
          <table:table-cell office:value-type="string" calcext:value-type="string">
            <text:p><text:s/>Google maps não está narrando meu trajeto durante a navegação. Está mudo. Já mexi na configuração, mas nada resolveu. O que fazer? Alguém pode me ajudar? Aguardo retorno. Obrigada </text:p>
          </table:table-cell>
          <table:table-cell/>
        </table:table-row>
        <table:table-row table:style-name="ro1">
          <table:table-cell office:value-type="string" calcext:value-type="string">
            <text:p><text:s/>Simplesmente horrível, demora uma eternidade para calcular a rota, deveria ter a opção do usuário escolher se quer trabalhar com modo noturno, esse modo noturno é horrível para dirigir deveria ter a opção de desabilitar </text:p>
          </table:table-cell>
          <table:table-cell/>
        </table:table-row>
        <table:table-row table:style-name="ro1">
          <table:table-cell office:value-type="string" calcext:value-type="string">
            <text:p><text:s/>Nunca vi coisa tão ruim,fui localizar rua Paes de Barros, apareceu uma propaganda do Rabinos. </text:p>
          </table:table-cell>
          <table:table-cell/>
        </table:table-row>
        <table:table-row table:style-name="ro1">
          <table:table-cell office:value-type="string" calcext:value-type="string">
            <text:p><text:s/>Poderia melhorar mais! Parecem que pararam no tempo, os concorrentes a cada dia estão evoluindo. </text:p>
          </table:table-cell>
          <table:table-cell/>
        </table:table-row>
        <table:table-row table:style-name="ro1">
          <table:table-cell office:value-type="string" calcext:value-type="string">
            <text:p><text:s/>Excelente. OBS.: Alguns locais, como mercados ou lojas, não estão aparecendo no lugar onde seriam realmente. </text:p>
          </table:table-cell>
          <table:table-cell/>
        </table:table-row>
        <table:table-row table:style-name="ro1">
          <table:table-cell office:value-type="string" calcext:value-type="string">
            <text:p><text:s/>Maps cada vez melhor me ajudar sempre, sem falhas o melhor App de navegação. </text:p>
          </table:table-cell>
          <table:table-cell/>
        </table:table-row>
        <table:table-row table:style-name="ro1">
          <table:table-cell office:value-type="string" calcext:value-type="string">
            <text:p><text:s/>An absolute must for travelling. Made my life SO much easier while in London. </text:p>
          </table:table-cell>
          <table:table-cell/>
        </table:table-row>
        <table:table-row table:style-name="ro1">
          <table:table-cell office:value-type="string" calcext:value-type="string">
            <text:p><text:s/>Pelo menos aqui, na metrópole funciona muito bem e tenho feito bom uso dele... </text:p>
          </table:table-cell>
          <table:table-cell/>
        </table:table-row>
        <table:table-row table:style-name="ro1">
          <table:table-cell office:value-type="string" calcext:value-type="string">
            <text:p><text:s/>O aplicativo e bom ,mas tem que atualizar as imagens dos locais que estão um pouco antigas </text:p>
          </table:table-cell>
          <table:table-cell/>
        </table:table-row>
        <table:table-row table:style-name="ro1">
          <table:table-cell office:value-type="string" calcext:value-type="string">
            <text:p><text:s/>Comecei a contribuir no Google maps quando vocês falaram que iam dar 100 gigas de armazenamento no drive para quem chegasse no nível 4 Cheguei e não recebi, tem muitas pessoas frustradas com isso também Se vocês derem esse armazenamento eu volto a contribuir no local guide </text:p>
          </table:table-cell>
          <table:table-cell/>
        </table:table-row>
        <table:table-row table:style-name="ro1">
          <table:table-cell office:value-type="string" calcext:value-type="string">
            <text:p><text:s/>Poderia ter dos usuários colocarem os radares eletrônicos <text:s/>de velCidade, daí <text:s/>ficaria <text:s/>perfeito. </text:p>
          </table:table-cell>
          <table:table-cell/>
        </table:table-row>
        <table:table-row table:style-name="ro1">
          <table:table-cell office:value-type="string" calcext:value-type="string">
            <text:p><text:s/>A minha rua tem o nome mal! Mais de um mês q mandei a correção e ainda nada! Quando corrigirem subo a nota! </text:p>
          </table:table-cell>
          <table:table-cell/>
        </table:table-row>
        <table:table-row table:style-name="ro1">
          <table:table-cell office:value-type="string" calcext:value-type="string">
            <text:p><text:s/>Um bom App, mas poderia ser incluso um velocímetro assim teríamos um controle perante os radares e como opção de veículo ter motocicletas <text:s/>pois há vias que é proibido o tráfego e o App <text:s/>não distingui isso. </text:p>
          </table:table-cell>
          <table:table-cell/>
        </table:table-row>
        <table:table-row table:style-name="ro1">
          <table:table-cell office:value-type="string" calcext:value-type="string">
            <text:p><text:s/>Precisa melhorar muita coisa. Quero saber sobre a questão de ter velocímetro e pardal. Ao estiver em um destino traçado só consigo add umas paradas se eu realizar buscas ao invés de ver minha lista de locais marcados e Clicar no mapa. Aguardo retorno. </text:p>
          </table:table-cell>
          <table:table-cell/>
        </table:table-row>
        <table:table-row table:style-name="ro1">
          <table:table-cell office:value-type="string" calcext:value-type="string">
            <text:p><text:s/>Acho que as sugestoes de rota devem ser conciliadas com horarios de funcionamento de balsas por exemplo. Segui a sugestão de trajeto do maps, mas quando cheguei ao local de embarque da balsa a mesma nao estava no horario de funcionamento. Perdi meu compromisso e rodei 600km atoa. </text:p>
          </table:table-cell>
          <table:table-cell/>
        </table:table-row>
        <table:table-row table:style-name="ro1">
          <table:table-cell office:value-type="string" calcext:value-type="string">
            <text:p><text:s/>Era meu gps preferido mesmo não mostrando radares, mas depois das últimas atualizações o app não mostra mais pra qual direção eu estou virado no início das viagens e isso me atrapalha muito. Corrijam por favor e voltem a ser o melhor app! </text:p>
          </table:table-cell>
          <table:table-cell/>
        </table:table-row>
        <table:table-row table:style-name="ro1">
          <table:table-cell office:value-type="string" calcext:value-type="string">
            <text:p><text:s/>App melhorou muito desde algumas versões anteriores. Agora a precisão é de menos de 5 mtrs. Sem falar na questão de imagem em 3D, que ajuda muito a identificar o percurso. Só acho que deveria colocar um alerta pra quando estiver em áreas de risco. Como favelas </text:p>
          </table:table-cell>
          <table:table-cell/>
        </table:table-row>
        <table:table-row table:style-name="ro1">
          <table:table-cell office:value-type="string" calcext:value-type="string">
            <text:p><text:s/>O programa do Maps em si é muito bom já a função Gps acho bem fraca, as principais funções que falta são mostrar radares fixos, mostrar velocidade permitida da rua que se está trafegando e a função offline deveria ser por estado e não por área como é agora. </text:p>
          </table:table-cell>
          <table:table-cell/>
        </table:table-row>
        <table:table-row table:style-name="ro1">
          <table:table-cell office:value-type="string" calcext:value-type="string">
            <text:p><text:s/>O aplicativo está travando e tem que fechar várias vezes depois da última atualização </text:p>
          </table:table-cell>
          <table:table-cell/>
        </table:table-row>
        <table:table-row table:style-name="ro1">
          <table:table-cell office:value-type="string" calcext:value-type="string">
            <text:p><text:s/>Melhoria nas imagens tempo real , a minha cidade é interior e aparece apenas uns matos construção representando anos atrás, atualmente aqui na cidade tem prédio etc, mas no maps não carrega. </text:p>
          </table:table-cell>
          <table:table-cell/>
        </table:table-row>
        <table:table-row table:style-name="ro1">
          <table:table-cell office:value-type="string" calcext:value-type="string">
            <text:p><text:s/>App bom. Mas depois que atualizou o mapa fica de cabeça para baixo,e conforme você Vai entrando nas ruas tem que ficar girando o celular junto para poder acompanhar. Seria interessante corrigir esse detalhe,pois o mais ta show de bola. </text:p>
          </table:table-cell>
          <table:table-cell/>
        </table:table-row>
        <table:table-row table:style-name="ro1">
          <table:table-cell office:value-type="string" calcext:value-type="string">
            <text:p><text:s/>Esse app era muito bom, mas começou a travar, tinha um samsung j5 e parei de usar achando que era do aparelho troquei pelo lg q6 e continuou, atualizei e vou ver se melhorar dou 5 🌟 </text:p>
          </table:table-cell>
          <table:table-cell/>
        </table:table-row>
        <table:table-row table:style-name="ro1">
          <table:table-cell office:value-type="string" calcext:value-type="string">
            <text:p><text:s/>Amo o app, sempre me ajuda, mas as vezes preciso consultar um caminho que eu sei ir até um determinado local mas não consigo pesquisar a partir desse local até o destino final, tipo não tem De tal local para tal lugar, isso me ajudava muito. Porque muitas vezes até metade do caminho eu sei ir, mas não consigo pesquisar antes, sem estar no local </text:p>
          </table:table-cell>
          <table:table-cell/>
        </table:table-row>
        <table:table-row table:style-name="ro1">
          <table:table-cell office:value-type="string" calcext:value-type="string">
            <text:p><text:s/>Parabéns pelas mudanças!!! Agora vocês podem incrementa um ícone e uma aba pra marcamos os lugares que já visitamos e linkar isso ao google trips <text:s/>assim, vai virar vício querer deixar tudo marcado ou seja, visitar tudo no mundo e como um jogo sem fim 🤔 </text:p>
          </table:table-cell>
          <table:table-cell/>
        </table:table-row>
        <table:table-row table:style-name="ro1">
          <table:table-cell office:value-type="string" calcext:value-type="string">
            <text:p><text:s/>O ponto fraco é não poder adicionar mais de 10 paradas, o sistema é bom; entretanto com a dinâmica do cotidiano FALTA ATUALIZAR VÁRIOS ENDEREÇOS... Google Maps <text:s/>foi superado pelos concorrentes! </text:p>
          </table:table-cell>
          <table:table-cell/>
        </table:table-row>
        <table:table-row table:style-name="ro1">
          <table:table-cell office:value-type="string" calcext:value-type="string">
            <text:p><text:s/>No meu celular moto g4 play não está funcionando , no aplicativo eu não saio do lugar , com quase um ano de uso do celular não consigo usar ele já tentei várias vezes ,queria que resolvessem o meu problema </text:p>
          </table:table-cell>
          <table:table-cell/>
        </table:table-row>
        <table:table-row table:style-name="ro1">
          <table:table-cell office:value-type="string" calcext:value-type="string">
            <text:p><text:s/>Esse Gps é o meu preferido! Entretanto, ultimamente ele tem travado bastante quando tento ver alguma localidade diretamente no mapa. Eu aproximo e ele demora bastante para mostrar os detalhes do lugar, mesmo usando wifi. Se corrigir isso aí vai pro 10. </text:p>
          </table:table-cell>
          <table:table-cell/>
        </table:table-row>
        <table:table-row table:style-name="ro1">
          <table:table-cell office:value-type="string" calcext:value-type="string">
            <text:p><text:s/>Esse app so direciona rotas passando por dentro de favelas, <text:s/>eu estava no lins e ele me deu a rota passando por dentro do jacarezinho, e outra passando pelo complexo do alemão ai e f.... Né, eu sou carioca e conheço e rio de janeiro, imagine quem não e daqui. </text:p>
          </table:table-cell>
          <table:table-cell/>
        </table:table-row>
        <table:table-row table:style-name="ro1">
          <table:table-cell office:value-type="string" calcext:value-type="string">
            <text:p><text:s/>Não está navegando no meu tbm sò fica na bolinha azul e quando ando com o carro ela fica mais perdida do que eu meu celular e um Samsung j7 prime </text:p>
          </table:table-cell>
          <table:table-cell/>
        </table:table-row>
        <table:table-row table:style-name="ro1">
          <table:table-cell office:value-type="string" calcext:value-type="string">
            <text:p><text:s/>Hoje, dia 05.01, estava bem zuado... sorte que minhas rotas foram curtas e fui me virando, mas não atualizada o ponto do GPS em movimento... </text:p>
          </table:table-cell>
          <table:table-cell/>
        </table:table-row>
        <table:table-row table:style-name="ro1">
          <table:table-cell office:value-type="string" calcext:value-type="string">
            <text:p><text:s/>Poderia a opção de offline não ter de ser atualizada a cada 30 dias... </text:p>
          </table:table-cell>
          <table:table-cell/>
        </table:table-row>
        <table:table-row table:style-name="ro1">
          <table:table-cell office:value-type="string" calcext:value-type="string">
            <text:p><text:s/>Não funciona mais como GPS, nem aparece de acordo andamos, fica só na porcaria do mapa olhando de cima e um ponto, lixo.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E horrível não consigo mudar o número da minha casa </text:p>
          </table:table-cell>
          <table:table-cell/>
        </table:table-row>
        <table:table-row table:style-name="ro1">
          <table:table-cell office:value-type="string" calcext:value-type="string">
            <text:p><text:s/>Excelente meu parceiro de trabalho </text:p>
          </table:table-cell>
          <table:table-cell/>
        </table:table-row>
        <table:table-row table:style-name="ro1">
          <table:table-cell office:value-type="string" calcext:value-type="string">
            <text:p><text:s/>Muito bom meu passeio !!! </text:p>
          </table:table-cell>
          <table:table-cell/>
        </table:table-row>
        <table:table-row table:style-name="ro1">
          <table:table-cell office:value-type="string" calcext:value-type="string">
            <text:p><text:s/>Top! </text:p>
          </table:table-cell>
          <table:table-cell/>
        </table:table-row>
        <table:table-row table:style-name="ro1">
          <table:table-cell office:value-type="string" calcext:value-type="string">
            <text:p><text:s/>Muito bom 😂😂 </text:p>
          </table:table-cell>
          <table:table-cell/>
        </table:table-row>
        <table:table-row table:style-name="ro1">
          <table:table-cell office:value-type="string" calcext:value-type="string">
            <text:p><text:s/>Excelente app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Muito bom </text:p>
          </table:table-cell>
          <table:table-cell/>
        </table:table-row>
        <table:table-row table:style-name="ro1">
          <table:table-cell office:value-type="string" calcext:value-type="string">
            <text:p><text:s/>Duas estrelas porque o ponto azul fica andando e ñ mostra minha localização correta pois estou parado em um lugar tipo em casa ou no trabalho, e o ponto azul mostra outra localização como se eu estivesse na rua ou algo assim consertem isso aí quem sabe darei cinco estrelas !!! </text:p>
          </table:table-cell>
          <table:table-cell/>
        </table:table-row>
        <table:table-row table:style-name="ro1">
          <table:table-cell office:value-type="string" calcext:value-type="string">
            <text:p><text:s/>Eu moro no DF precisamente na Ceilândia norte Porém quero pegar um ônibus 346 sentido guara todas a vezes ele marca um horário e nunca passa não passa mesmo. Ridículo horrível lixo... </text:p>
          </table:table-cell>
          <table:table-cell/>
        </table:table-row>
        <table:table-row table:style-name="ro1">
          <table:table-cell office:value-type="string" calcext:value-type="string">
            <text:p><text:s/>Melhoria nas imagens tempo real , a minha cidade é interior e aparece apenas uns matos construção representando anos atrás, atualmente aqui na cidade tem prédio etc, mas no maps não carrega. </text:p>
          </table:table-cell>
          <table:table-cell/>
        </table:table-row>
        <table:table-row table:style-name="ro1">
          <table:table-cell office:value-type="string" calcext:value-type="string">
            <text:p><text:s/>Como faço pra adicionar a rua em que moro no mapa? Já faz tempo que a mesma existe e não consta no mapa! Guaranésia MG, CEP 37810-000.. rua Pedro Lopes filho </text:p>
          </table:table-cell>
          <table:table-cell/>
        </table:table-row>
        <table:table-row table:style-name="ro1">
          <table:table-cell office:value-type="string" calcext:value-type="string">
            <text:p><text:s/>Eu gostava mto de utilizar o maps, porém qdo troquei de celular para o moto g play ele começou a travar e acabar atrapalhando muito nos trajetos. </text:p>
          </table:table-cell>
          <table:table-cell/>
        </table:table-row>
        <table:table-row table:style-name="ro1">
          <table:table-cell office:value-type="string" calcext:value-type="string">
            <text:p><text:s/>Estou muito irritado com esse maps, Todo momento que eu tiro uma foto ele tenta postar ela em público, e ainda em lugares que nunca estive. </text:p>
          </table:table-cell>
          <table:table-cell/>
        </table:table-row>
        <table:table-row table:style-name="ro1">
          <table:table-cell office:value-type="string" calcext:value-type="string">
            <text:p><text:s/>quando nego a localizaçao , ficar piscando um baner irritante com" localização negada, saiba mais" e agora se nego a localização <text:s/>simplesmente <text:s/>não <text:s/>consigo fazer nada dentro <text:s/>do app. </text:p>
          </table:table-cell>
          <table:table-cell/>
        </table:table-row>
        <table:table-row table:style-name="ro1">
          <table:table-cell office:value-type="string" calcext:value-type="string">
            <text:p><text:s/>Sumiu o GPS, agora está embutido e com menos opções. Sem contar que o próprio google maps piorou. Já desinstalei a atualização, agora voltou tudo normal </text:p>
          </table:table-cell>
          <table:table-cell/>
        </table:table-row>
        <table:table-row table:style-name="ro1">
          <table:table-cell office:value-type="string" calcext:value-type="string">
            <text:p><text:s/>Uma porcaria, botei destino para beira mar fui parar em uma boca de fumo quase fui roubado, moro em fortaleza e a localização tava no sul do país </text:p>
          </table:table-cell>
          <table:table-cell/>
        </table:table-row>
        <table:table-row table:style-name="ro1">
          <table:table-cell office:value-type="string" calcext:value-type="string">
            <text:p><text:s/>Ultima atualização esta me dando problemas, bugs com o GPS e o mapa nao gira pro lado que estou indo. </text:p>
          </table:table-cell>
          <table:table-cell/>
        </table:table-row>
        <table:table-row table:style-name="ro1">
          <table:table-cell office:value-type="string" calcext:value-type="string">
            <text:p><text:s/>Deveriam atualiza pois faz 7 anos que n atualizam as fotos tem casas que n existem no Google mas existe na realidade </text:p>
          </table:table-cell>
          <table:table-cell/>
        </table:table-row>
        <table:table-row table:style-name="ro1">
          <table:table-cell office:value-type="string" calcext:value-type="string">
            <text:p><text:s/>Na minha cidade ainda não se encontra totalmente atualizado, envia rotas mais longas e difíceis. </text:p>
          </table:table-cell>
          <table:table-cell/>
        </table:table-row>
        <table:table-row table:style-name="ro1">
          <table:table-cell office:value-type="string" calcext:value-type="string">
            <text:p><text:s/>Com essa atualização não dar mais para ver "meu local" quando preciona o botão, nao consegue achar mais! </text:p>
          </table:table-cell>
          <table:table-cell/>
        </table:table-row>
        <table:table-row table:style-name="ro1">
          <table:table-cell office:value-type="string" calcext:value-type="string">
            <text:p><text:s/>Trava muito e não sai do mapa por muito que carregue no botão sair continua na mesma. Atualizem para resolver esse problema. </text:p>
          </table:table-cell>
          <table:table-cell/>
        </table:table-row>
        <table:table-row table:style-name="ro1">
          <table:table-cell office:value-type="string" calcext:value-type="string">
            <text:p><text:s/>Só falta a função pra caminhões geralmente são rotas diferente iria ajudar muito quem trabalha com transportes de cargas </text:p>
          </table:table-cell>
          <table:table-cell/>
        </table:table-row>
        <table:table-row table:style-name="ro1">
          <table:table-cell office:value-type="string" calcext:value-type="string">
            <text:p><text:s/>A minha rua tem o nome mal! Mais de um mês q mandei a correção e ainda nada! Quando corrigirem subo a nota! </text:p>
          </table:table-cell>
          <table:table-cell/>
        </table:table-row>
        <table:table-row table:style-name="ro1">
          <table:table-cell office:value-type="string" calcext:value-type="string">
            <text:p><text:s/>Vou dar uma dica para <text:s/>quem <text:s/>pede localização de radares, andem com a velocidade compatível com a via. Aí fica de boa! </text:p>
          </table:table-cell>
          <table:table-cell/>
        </table:table-row>
        <table:table-row table:style-name="ro1">
          <table:table-cell office:value-type="string" calcext:value-type="string">
            <text:p><text:s/>App muito bom para explorar e para localizar rotas a pé e de transporte público. As outras opções eu não uso muito. </text:p>
          </table:table-cell>
          <table:table-cell/>
        </table:table-row>
        <table:table-row table:style-name="ro1">
          <table:table-cell office:value-type="string" calcext:value-type="string">
            <text:p><text:s/>Comecei a contribuir no Google maps quando vocês falaram que iam dar 100 gigas de armazenamento no drive para quem chegasse no nível 4 Cheguei e não recebi, tem muitas pessoas frustradas com isso também Se vocês derem esse armazenamento eu volto a contribuir no local guide </text:p>
          </table:table-cell>
          <table:table-cell/>
        </table:table-row>
        <table:table-row table:style-name="ro1">
          <table:table-cell office:value-type="string" calcext:value-type="string">
            <text:p><text:s/>Esse Aplicativo era ótimo , até uns 6 meses atrás porém troquei de celular tinha um gram Prime achei que era ele com defeito , agora estou com um Galaxy S7 e continua horrivel ainda mas agora que só da pra visualizar de cima ! </text:p>
          </table:table-cell>
          <table:table-cell/>
        </table:table-row>
        <table:table-row table:style-name="ro1">
          <table:table-cell office:value-type="string" calcext:value-type="string">
            <text:p><text:s/>Um bom App, mas poderia ser incluso um velocímetro assim teríamos um controle perante os radares e como opção de veículo ter motocicletas <text:s/>pois há vias que é proibido o tráfego e o App <text:s/>não distingui isso. </text:p>
          </table:table-cell>
          <table:table-cell/>
        </table:table-row>
        <table:table-row table:style-name="ro1">
          <table:table-cell office:value-type="string" calcext:value-type="string">
            <text:p><text:s/>Precisa melhorar muita coisa. Quero saber sobre a questão de ter velocímetro e pardal. Ao estiver em um destino traçado só consigo add umas paradas se eu realizar buscas ao invés de ver minha lista de locais marcados e Clicar no mapa. Aguardo retorno. </text:p>
          </table:table-cell>
          <table:table-cell/>
        </table:table-row>
        <table:table-row table:style-name="ro1">
          <table:table-cell office:value-type="string" calcext:value-type="string">
            <text:p><text:s/>Era meu gps preferido mesmo não mostrando radares, mas depois das últimas atualizações o app não mostra mais pra qual direção eu estou virado no início das viagens e isso me atrapalha muito. Corrijam por favor e voltem a ser o melhor app! </text:p>
          </table:table-cell>
          <table:table-cell/>
        </table:table-row>
        <table:table-row table:style-name="ro1">
          <table:table-cell office:value-type="string" calcext:value-type="string">
            <text:p><text:s/>Acho que as sugestoes de rota devem ser conciliadas com horarios de funcionamento de balsas por exemplo. Segui a sugestão de trajeto do maps, mas quando cheguei ao local de embarque da balsa a mesma nao estava no horario de funcionamento. Perdi meu compromisso e rodei 600km atoa. </text:p>
          </table:table-cell>
          <table:table-cell/>
        </table:table-row>
        <table:table-row table:style-name="ro1">
          <table:table-cell office:value-type="string" calcext:value-type="string">
            <text:p><text:s/>App melhorou muito desde algumas versões anteriores. Agora a precisão é de menos de 5 mtrs. Sem falar na questão de imagem em 3D, que ajuda muito a identificar o percurso. Só acho que deveria colocar um alerta pra quando estiver em áreas de risco. Como favelas </text:p>
          </table:table-cell>
          <table:table-cell/>
        </table:table-row>
        <table:table-row table:style-name="ro1">
          <table:table-cell office:value-type="string" calcext:value-type="string">
            <text:p><text:s/>Não <text:s/>sei como conseguem a proeza de estragar um App que era <text:s/>bom. A navegação está péssima depois <text:s/>dessa versão com a tal "bolinha azul". Espero que corrijam isso pois pelos comentários o problema parece ser motivo para reclamação de várias pessoas. </text:p>
          </table:table-cell>
          <table:table-cell/>
        </table:table-row>
        <table:table-row table:style-name="ro1">
          <table:table-cell office:value-type="string" calcext:value-type="string">
            <text:p><text:s/>No meu cel me salvou de mtos problemas qdo confie num <text:s/>de carro desatualizado... só uso ele e nunca mais me perdi, viajo e ando em lugares desconhecidos... me mostra acidente, trânsito desvia pra caminhos mais rápidos... top! </text:p>
          </table:table-cell>
          <table:table-cell/>
        </table:table-row>
        <table:table-row table:style-name="ro1">
          <table:table-cell office:value-type="string" calcext:value-type="string">
            <text:p><text:s/>É muito bom! Ágil para recalcular nova rota, porém me colocou em ruas contramão, isso não pode acontecer vindo de um app de alta qualidade, espero que isso seja arrumado com urgência. </text:p>
          </table:table-cell>
          <table:table-cell/>
        </table:table-row>
        <table:table-row table:style-name="ro1">
          <table:table-cell office:value-type="string" calcext:value-type="string">
            <text:p><text:s/>O programa do Maps em si é muito bom, o maior problema é a perca de sinal de GPS, quando está conectado no 4G não perde o sinal GPS, quando a conexão muda pra H+ perde a conexão com o GPS na hora e demora uns minutos pra voltar e logo perde novamente, quando a conexão muda pra H não perde o sinal GPS, o problema é com a conexão H+ que não sei pq interfere no sinal GPS. Já a função Gps acho bem fraca, as principais funções que falta são mostrar radares fixos, mostrar velocidade permitida da rua que se está trafegando e a função offline deveria ser por estado e não por área como é agora. </text:p>
          </table:table-cell>
          <table:table-cell/>
        </table:table-row>
        <table:table-row table:style-name="ro1">
          <table:table-cell office:value-type="string" calcext:value-type="string">
            <text:p><text:s/>Casa atualização tem uma falha. Não funciona off line corretamente. Fui usar e só atrasou meu percurso. Além de coletar dados de quem usar poderiam funcionar como se deve. O Waze funciona bem melhor. </text:p>
          </table:table-cell>
          <table:table-cell/>
        </table:table-row>
        <table:table-row table:style-name="ro1">
          <table:table-cell office:value-type="string" calcext:value-type="string">
            <text:p><text:s/>Essa bolinha azul do início da navegação é péssima!!! Pois, se você está em baixa velocidade, ela não define a direção, o que acaba sendo um PERIGO, dependendo da via. Consertem isso o quanto antes!! </text:p>
          </table:table-cell>
          <table:table-cell/>
        </table:table-row>
        <table:table-row table:style-name="ro1">
          <table:table-cell office:value-type="string" calcext:value-type="string">
            <text:p><text:s/>Deve ser a consequência da proliferação de programadores gênios. Agora que todos são gênios da informática.... Entendam primeiro o que é "variável", tenho certeza que ajudará bastante! Excepcionalmente ruim! </text:p>
          </table:table-cell>
          <table:table-cell/>
        </table:table-row>
        <table:table-row table:style-name="ro1">
          <table:table-cell office:value-type="string" calcext:value-type="string">
            <text:p><text:s/>Minha experiência de navegação com este app sempre foi muito positiva. Umas pequenas confusões com curvas e retornos, compreensível pelo caos Brasileiro de algumas cidades, mas recomendo muito ele. </text:p>
          </table:table-cell>
          <table:table-cell/>
        </table:table-row>
        <table:table-row table:style-name="ro1">
          <table:table-cell office:value-type="string" calcext:value-type="string">
            <text:p><text:s/>Quando meu Android atualizou para 7 esse maps não funciona corretamente. Não está como era antes ..por favor pessoal responsável pela programação ajeita isso aí por favor </text:p>
          </table:table-cell>
          <table:table-cell/>
        </table:table-row>
        <table:table-row table:style-name="ro1">
          <table:table-cell office:value-type="string" calcext:value-type="string">
            <text:p><text:s/>Não está navegando no meu tbm sò fica na bolinha azul e quando ando com o carro ela fica mais perdida do que eu meu celular e um Samsung j7 prime </text:p>
          </table:table-cell>
          <table:table-cell/>
        </table:table-row>
        <table:table-row table:style-name="ro1">
          <table:table-cell office:value-type="string" calcext:value-type="string">
            <text:p><text:s/>Não funciona mais como GPS, nem aparece de acordo andamos, fica só na porcaria do mapa olhando de cima e um ponto, lixo. </text:p>
          </table:table-cell>
          <table:table-cell/>
        </table:table-row>
        <table:table-row table:style-name="ro1">
          <table:table-cell office:value-type="string" calcext:value-type="string">
            <text:p><text:s/>As vezes odeio esse app porquê as imagens sao muita antiga e isso irrita muito 😠 melhorem isso por favor </text:p>
          </table:table-cell>
          <table:table-cell/>
        </table:table-row>
        <table:table-row table:style-name="ro1">
          <table:table-cell office:value-type="string" calcext:value-type="string">
            <text:p><text:s/>Deveria mostrar radar , perde o GPS e e trav e não conecta novamente tem que reiniciar o aparelho </text:p>
          </table:table-cell>
          <table:table-cell/>
        </table:table-row>
        <table:table-row table:style-name="ro1">
          <table:table-cell office:value-type="string" calcext:value-type="string">
            <text:p><text:s/>A melhor parte deste app é o mapa offline que da pra usar como gps..usei ontem e foi incrivel </text:p>
          </table:table-cell>
          <table:table-cell/>
        </table:table-row>
        <table:table-row table:style-name="ro1">
          <table:table-cell office:value-type="string" calcext:value-type="string">
            <text:p><text:s/>Amo pq pode usar offline e isso ajuda muito qnd está sem 4G </text:p>
          </table:table-cell>
          <table:table-cell/>
        </table:table-row>
        <table:table-row table:style-name="ro1">
          <table:table-cell office:value-type="string" calcext:value-type="string">
            <text:p><text:s/>Não estou conseguindo pedi, so fica dando tente novamente mais tarde </text:p>
          </table:table-cell>
          <table:table-cell/>
        </table:table-row>
        <table:table-row table:style-name="ro1">
          <table:table-cell office:value-type="string" calcext:value-type="string">
            <text:p><text:s/>Estou usando a muito pouco tempo, Mas já percebo que é um bom App. </text:p>
          </table:table-cell>
          <table:table-cell/>
        </table:table-row>
        <table:table-row table:style-name="ro1">
          <table:table-cell office:value-type="string" calcext:value-type="string">
            <text:p><text:s/>Toda vez que eu busco um endereço e tento fazer o caminho de transporte público o Maps aparece a mensagem trajeto não encontrado. A função transporte publico não esta mais disponível? </text:p>
          </table:table-cell>
          <table:table-cell/>
        </table:table-row>
        <table:table-row table:style-name="ro1">
          <table:table-cell office:value-type="string" calcext:value-type="string">
            <text:p><text:s/>Ficou uma bolinha azul, péssimo, voltem como estava antes, agora deixo definitivamente de usar... </text:p>
          </table:table-cell>
          <table:table-cell/>
        </table:table-row>
        <table:table-row table:style-name="ro1">
          <table:table-cell office:value-type="string" calcext:value-type="string">
            <text:p><text:s/>Poderia a opção de offline não ter de ser atualizada a cada 30 dias... </text:p>
          </table:table-cell>
          <table:table-cell/>
        </table:table-row>
        <table:table-row table:style-name="ro1">
          <table:table-cell office:value-type="string" calcext:value-type="string">
            <text:p><text:s/>Só falta uma coisa ! Colocar avisos de Radares como existe por exemplo no Waze </text:p>
          </table:table-cell>
          <table:table-cell/>
        </table:table-row>
        <table:table-row table:style-name="ro1">
          <table:table-cell office:value-type="string" calcext:value-type="string">
            <text:p><text:s/>No meu não funciona. Coloco pra navegar offline, ao invés de aparecer o triângulo q se movimenta junto com o carro, fica uma bolinha azul q não se mexe conforme o carro anda, ela só dá uns pulos depois q andei vário metros. Como posso resolver esse problema? Tenho um moto x play. </text:p>
          </table:table-cell>
          <table:table-cell/>
        </table:table-row>
        <table:table-row table:style-name="ro1">
          <table:table-cell office:value-type="string" calcext:value-type="string">
            <text:p><text:s/>Muito preciso mesmo ! App eficaz e necessário hj em dia. Recomendo. </text:p>
          </table:table-cell>
          <table:table-cell/>
        </table:table-row>
        <table:table-row table:style-name="ro1">
          <table:table-cell office:value-type="string" calcext:value-type="string">
            <text:p><text:s/>Muitos erros, mais muitos mesmo! A bolinha azul q aparece em baixa velocidade, a setinha fica perdida em várias curvas próximas ou rotatórias, modo off-line demora a aparecer o percurso e se sair da rota fica traçando novo trajeto toda vida resumindo está horrível </text:p>
          </table:table-cell>
          <table:table-cell/>
        </table:table-row>
        <table:table-row table:style-name="ro1">
          <table:table-cell office:value-type="string" calcext:value-type="string">
            <text:p><text:s/>Ótimo mas gostaria que desse pra baixar os dados de telemetria como baixa no strava </text:p>
          </table:table-cell>
          <table:table-cell/>
        </table:table-row>
        <table:table-row table:style-name="ro1">
          <table:table-cell office:value-type="string" calcext:value-type="string">
            <text:p><text:s/>... falta urgente a disponibilização de mapas com navegação offline de São Paulo, visto que não é sempre que temos acesso a internet móvel (péssima qualidade de sinal das operadoras de celular brasileiras) e tá na hora do Maps absorver as funções do Waze (que foi adquirido pela Google) para informar radares, acidentes, etc </text:p>
          </table:table-cell>
          <table:table-cell/>
        </table:table-row>
        <table:table-row table:style-name="ro1">
          <table:table-cell office:value-type="string" calcext:value-type="string">
            <text:p><text:s/>Simplesmente uma porcaria. Os feras da área de T.I. na realidade, são burros, pois tudo que eles desenvolvem ou atualizam, travam nos celulares ou não funcionam! </text:p>
          </table:table-cell>
          <table:table-cell/>
        </table:table-row>
        <table:table-row table:style-name="ro1">
          <table:table-cell office:value-type="string" calcext:value-type="string">
            <text:p><text:s/>Funcionava perfeitamente após algumas atualizações modo offline parou de mostrar as Ruas e avenidas aparece só eu no GPS antes era perfeito. </text:p>
          </table:table-cell>
          <table:table-cell/>
        </table:table-row>
        <table:table-row table:style-name="ro1">
          <table:table-cell office:value-type="string" calcext:value-type="string">
            <text:p><text:s/>Ficou péssima, demora para atualizar a rota, gostava quando iniciava com a seta. O ponto azul as vezes nem se mexe. O app da muito bug. Saudades da versão anterior. </text:p>
          </table:table-cell>
          <table:table-cell/>
        </table:table-row>
        <table:table-row table:style-name="ro1">
          <table:table-cell office:value-type="string" calcext:value-type="string">
            <text:p><text:s/>Poderia ser revisto a funcionalidade dos horários de trens e metros, além das linhas de ônibus que muitas das vezes não são encontradas ou incorretas. </text:p>
          </table:table-cell>
          <table:table-cell/>
        </table:table-row>
        <table:table-row table:style-name="ro1">
          <table:table-cell office:value-type="string" calcext:value-type="string">
            <text:p><text:s/>Programadores gênios Filhas das Pautas!! <text:s/>Estão destruindo com o aplicativo. </text:p>
          </table:table-cell>
          <table:table-cell/>
        </table:table-row>
        <table:table-row table:style-name="ro1">
          <table:table-cell office:value-type="string" calcext:value-type="string">
            <text:p><text:s/>Para ficar melhor, <text:s/>poderia ter a opção de mostrar a velocidade que o carro está </text:p>
          </table:table-cell>
          <table:table-cell/>
        </table:table-row>
        <table:table-row table:style-name="ro1">
          <table:table-cell office:value-type="string" calcext:value-type="string">
            <text:p><text:s/>Hoje, dia 05.01, estava bem zuado... sorte que minhas rotas foram curtas e fui me virando, mas não atualizada o ponto do GPS em movimento... </text:p>
          </table:table-cell>
          <table:table-cell/>
        </table:table-row>
        <table:table-row table:style-name="ro1">
          <table:table-cell office:value-type="string" calcext:value-type="string">
            <text:p><text:s/>App nota 10 , msm sem net e a rota carregada ele continua mostrando a rota haha show de bola </text:p>
          </table:table-cell>
          <table:table-cell/>
        </table:table-row>
        <table:table-row table:style-name="ro1">
          <table:table-cell office:value-type="string" calcext:value-type="string">
            <text:p><text:s/>Tem vez q a navegação <text:s/>fica d cabeça pra baixo, tenho q colocar o cel. de cabeça pra baixo tbem pra entender..... </text:p>
          </table:table-cell>
          <table:table-cell/>
        </table:table-row>
        <table:table-row table:style-name="ro1">
          <table:table-cell office:value-type="string" calcext:value-type="string">
            <text:p><text:s/>E muito ruim navega pelo celular para se move pelas ruas deveria facilitar mais pelo celular!!! </text:p>
          </table:table-cell>
          <table:table-cell/>
        </table:table-row>
        <table:table-row table:style-name="ro1">
          <table:table-cell office:value-type="string" calcext:value-type="string">
            <text:p><text:s/>Não está atualizado. Só vejo imagens antigas dos lugares a dez anos atrás. Gostaria de ver minha cidade lá na Bahia mas não aparece como está atualmente. </text:p>
          </table:table-cell>
          <table:table-cell/>
        </table:table-row>
        <table:table-row table:style-name="ro1">
          <table:table-cell office:value-type="string" calcext:value-type="string">
            <text:p><text:s/>Deveria ter navegação off LINE por voz sem necessidade de fazer download da area </text:p>
          </table:table-cell>
          <table:table-cell/>
        </table:table-row>
        <table:table-row table:style-name="ro1">
          <table:table-cell office:value-type="string" calcext:value-type="string">
            <text:p><text:s/>App excelente, funciona tanto online como offline... É uma mão na roda aqui no EUA. </text:p>
          </table:table-cell>
          <table:table-cell/>
        </table:table-row>
        <table:table-row table:style-name="ro1">
          <table:table-cell office:value-type="string" calcext:value-type="string">
            <text:p><text:s/>Falta um corretor online e offline, erra uma letra e não acha nada, chato isso </text:p>
          </table:table-cell>
          <table:table-cell/>
        </table:table-row>
        <table:table-row table:style-name="ro1">
          <table:table-cell office:value-type="string" calcext:value-type="string">
            <text:p><text:s/>... falta urgente a disponibilização de mapas com navegação offline de São Paulo, visto que não é sempre que temos acesso a internet móvel (péssima qualidade de sinal das operadoras de celular brasileiras) e tá na hora do Maps absorver as funções do Waze (que foi adquirido pela Google) para informar radares, acidentes, etc </text:p>
          </table:table-cell>
          <table:table-cell/>
        </table:table-row>
        <table:table-row table:style-name="ro1">
          <table:table-cell office:value-type="string" calcext:value-type="string">
            <text:p><text:s/>Não <text:s/>sei como conseguem a proeza de estragar um App que era <text:s/>bom. A navegação está péssima depois <text:s/>dessa versão com a tal "bolinha azul". Espero que corrijam isso pois pelos comentários o problema parece ser motivo para reclamação de várias pessoas. </text:p>
          </table:table-cell>
          <table:table-cell/>
        </table:table-row>
        <table:table-row table:style-name="ro1">
          <table:table-cell office:value-type="string" calcext:value-type="string">
            <text:p><text:s/>No meu não funciona. Coloco pra navegar offline, ao invés de aparecer o triângulo q se movimenta junto com o carro, fica uma bolinha azul q não se mexe conforme o carro anda, ela só dá uns pulos depois q andei vário metros. Como posso resolver esse problema? Tenho um moto x play. </text:p>
          </table:table-cell>
          <table:table-cell/>
        </table:table-row>
        <table:table-row table:style-name="ro1">
          <table:table-cell office:value-type="string" calcext:value-type="string">
            <text:p><text:s/>É muito bom! Ágil para recalcular nova rota, porém me colocou em ruas contramão, isso não pode acontecer vindo de um app de alta qualidade, espero que isso seja arrumado com urgência. </text:p>
          </table:table-cell>
          <table:table-cell/>
        </table:table-row>
        <table:table-row table:style-name="ro1">
          <table:table-cell office:value-type="string" calcext:value-type="string">
            <text:p><text:s/>Só tem um problema, <text:s/>é muito fácil de ser arqueado! ! Neste dispositivo o ponto azul do mapa depois de um certo tempo de uso, começou a se mover automaticamente como se tivesse saltando de cada em casa!! </text:p>
          </table:table-cell>
          <table:table-cell/>
        </table:table-row>
        <table:table-row table:style-name="ro1">
          <table:table-cell office:value-type="string" calcext:value-type="string">
            <text:p><text:s/>O bizarro é que o Google Maps do IPhone funciona melhor do que do Android. 2 funcionalidades que sinto falta são: 1) Modo noturno, mesmo durante o dia. 2) Visualização 2D sem o norte fixo. </text:p>
          </table:table-cell>
          <table:table-cell/>
        </table:table-row>
        <table:table-row table:style-name="ro1">
          <table:table-cell office:value-type="string" calcext:value-type="string">
            <text:p><text:s/>Casa atualização tem uma falha. Não funciona off line corretamente. Fui usar e só atrasou meu percurso. Além de coletar dados de quem usar poderiam funcionar como se deve. O Waze funciona bem melhor. </text:p>
          </table:table-cell>
          <table:table-cell/>
        </table:table-row>
        <table:table-row table:style-name="ro1">
          <table:table-cell office:value-type="string" calcext:value-type="string">
            <text:p><text:s/>Ficou péssima, demora para atualizar a rota, gostava quando iniciava com a seta. O ponto azul as vezes nem se mexe. O app da muito bug. Saudades da versão anterior. </text:p>
          </table:table-cell>
          <table:table-cell/>
        </table:table-row>
        <table:table-row table:style-name="ro1">
          <table:table-cell office:value-type="string" calcext:value-type="string">
            <text:p><text:s/>As ultimas atualizações estragaram o APP muito melhor antes principalmente essa linha azul qi atrapalha a navegação😒 </text:p>
          </table:table-cell>
          <table:table-cell/>
        </table:table-row>
        <table:table-row table:style-name="ro1">
          <table:table-cell office:value-type="string" calcext:value-type="string">
            <text:p><text:s/>O maps fica dando mensagens de erro quando tento abri-lo e também quando não estou abrindo ele </text:p>
          </table:table-cell>
          <table:table-cell/>
        </table:table-row>
        <table:table-row table:style-name="ro1">
          <table:table-cell office:value-type="string" calcext:value-type="string">
            <text:p><text:s/>App nota 10 , msm sem net e a rota carregada ele continua mostrando a rota haha show de bola </text:p>
          </table:table-cell>
          <table:table-cell/>
        </table:table-row>
        <table:table-row table:style-name="ro1">
          <table:table-cell office:value-type="string" calcext:value-type="string">
            <text:p><text:s/>Eu estava com o problema da Bolinha Azul que muitos estão relatando aí, formatei o celular e o problema acabou. </text:p>
          </table:table-cell>
          <table:table-cell/>
        </table:table-row>
        <table:table-row table:style-name="ro1">
          <table:table-cell office:value-type="string" calcext:value-type="string">
            <text:p><text:s/>As vezes odeio esse app porquê as imagens sao muita antiga e isso irrita muito 😠 melhorem isso por favor </text:p>
          </table:table-cell>
          <table:table-cell/>
        </table:table-row>
        <table:table-row table:style-name="ro1">
          <table:table-cell office:value-type="string" calcext:value-type="string">
            <text:p><text:s/>Tem vez q a navegação <text:s/>fica d cabeça pra baixo, tenho q colocar o cel. de cabeça pra baixo tbem pra entender..... </text:p>
          </table:table-cell>
          <table:table-cell/>
        </table:table-row>
        <table:table-row table:style-name="ro1">
          <table:table-cell office:value-type="string" calcext:value-type="string">
            <text:p><text:s/>Antes eu usava pra ir a qualquer lugar. Moro em Genève-Suiça e de um mês para cá não aparece mais as opções pra pegar bus e trem convencional. Só caminhada e trem metropolitano, que transporta de uma cidade pra outra. Estragaram o aplicativo! </text:p>
          </table:table-cell>
          <table:table-cell/>
        </table:table-row>
        <table:table-row table:style-name="ro1">
          <table:table-cell office:value-type="string" calcext:value-type="string">
            <text:p><text:s/>Minha experiência de navegação com este app sempre foi muito positiva. Umas pequenas confusões com curvas e retornos, compreensível pelo caos Brasileiro de algumas cidades, mas recomendo muito ele. </text:p>
          </table:table-cell>
          <table:table-cell/>
        </table:table-row>
        <table:table-row table:style-name="ro1">
          <table:table-cell office:value-type="string" calcext:value-type="string">
            <text:p><text:s/>Ficou uma bolinha azul, péssimo, voltem como estava antes, agora deixo definitivamente de usar... </text:p>
          </table:table-cell>
          <table:table-cell/>
        </table:table-row>
        <table:table-row table:style-name="ro1">
          <table:table-cell office:value-type="string" calcext:value-type="string">
            <text:p><text:s/>Quando meu Android atualizou para 7 esse maps não funciona corretamente. Não está como era antes ..por favor pessoal responsável pela programação ajeita isso aí por favor </text:p>
          </table:table-cell>
          <table:table-cell/>
        </table:table-row>
        <table:table-row table:style-name="ro1">
          <table:table-cell office:value-type="string" calcext:value-type="string">
            <text:p><text:s/>No meu cel me salvou de mtos problemas qdo confie num <text:s/>de carro desatualizado... só uso ele e nunca mais me perdi, viajo e ando em lugares desconhecidos... me mostra acidente, trânsito desvia pra caminhos mais rápidos... top! </text:p>
          </table:table-cell>
          <table:table-cell/>
        </table:table-row>
        <table:table-row table:style-name="ro1">
          <table:table-cell office:value-type="string" calcext:value-type="string">
            <text:p><text:s/>Só falta uma coisa ! Colocar avisos de Radares como existe por exemplo no Waze </text:p>
          </table:table-cell>
          <table:table-cell/>
        </table:table-row>
        <table:table-row table:style-name="ro1">
          <table:table-cell office:value-type="string" calcext:value-type="string">
            <text:p><text:s/>Eu amo esse ap de anem ter gps ele fala valores de taxi uber 99 , faz a calcula a kilometragem da distancia ate seu destino , explica como faz a tragetoria de condução ate seu destino de bociclata apé , fora que ele procura todos restaurantes ária de lazer e etc tudo perto de voce <text:s/>d+ esse <text:s/>ap . Parabéns <text:s/>os criadores . </text:p>
          </table:table-cell>
          <table:table-cell/>
        </table:table-row>
        <table:table-row table:style-name="ro1">
          <table:table-cell office:value-type="string" calcext:value-type="string">
            <text:p><text:s/>Muitos erros, mais muitos mesmo! A bolinha azul q aparece em baixa velocidade, a setinha fica perdida em várias curvas próximas ou rotatórias, modo off-line demora a aparecer o percurso e se sair da rota fica traçando novo trajeto toda vida resumindo está horrível </text:p>
          </table:table-cell>
          <table:table-cell/>
        </table:table-row>
        <table:table-row table:style-name="ro1">
          <table:table-cell office:value-type="string" calcext:value-type="string">
            <text:p><text:s/>Deve ser a consequência da proliferação de programadores gênios. Agora que todos são gênios da informática.... Entendam primeiro o que é "variável", tenho certeza que ajudará bastante! Excepcionalmente ruim! </text:p>
          </table:table-cell>
          <table:table-cell/>
        </table:table-row>
        <table:table-row table:style-name="ro1">
          <table:table-cell office:value-type="string" calcext:value-type="string">
            <text:p><text:s/>Como faço pra desinstalar o APP que não quer desinstalar. Não atualiza e nem instalar, que bosta! O google tem dar um feito nisso. Isto prejudica o usuário. </text:p>
          </table:table-cell>
          <table:table-cell/>
        </table:table-row>
        <table:table-row table:style-name="ro1">
          <table:table-cell office:value-type="string" calcext:value-type="string">
            <text:p><text:s/>Essa bolinha azul do início da navegação é péssima!!! Pois, se você está em baixa velocidade, ela não define a direção, o que acaba sendo um PERIGO, dependendo da via. Consertem isso o quanto antes!! </text:p>
          </table:table-cell>
          <table:table-cell/>
        </table:table-row>
        <table:table-row table:style-name="ro1">
          <table:table-cell office:value-type="string" calcext:value-type="string">
            <text:p><text:s/>Ótimo mas gostaria que desse pra baixar os dados de telemetria como baixa no strava </text:p>
          </table:table-cell>
          <table:table-cell/>
        </table:table-row>
        <table:table-row table:style-name="ro1">
          <table:table-cell office:value-type="string" calcext:value-type="string">
            <text:p><text:s/>Não estou conseguindo pedi, so fica dando tente novamente mais tarde </text:p>
          </table:table-cell>
          <table:table-cell/>
        </table:table-row>
        <table:table-row table:style-name="ro1">
          <table:table-cell office:value-type="string" calcext:value-type="string">
            <text:p><text:s/>Pesa muito na memória e está lento. Demora na agilidade durante o uso. Mas não enfia nós em furada ou favelas. A plataforma é forte porém sem interesses. </text:p>
          </table:table-cell>
          <table:table-cell/>
        </table:table-row>
        <table:table-row table:style-name="ro1">
          <table:table-cell office:value-type="string" calcext:value-type="string">
            <text:p><text:s/>Várias ruas e números q não batem com o local , precisar ser atualizado , mas é um bom app e ajuda muito , se acertar isso fica perfeito! </text:p>
          </table:table-cell>
          <table:table-cell/>
        </table:table-row>
        <table:table-row table:style-name="ro1">
          <table:table-cell office:value-type="string" calcext:value-type="string">
            <text:p><text:s/>Depois dessa suposta atualizacao para corrigir "Erros" o maps ficou mais errado do que nunca.... rotas mais longas e demoradas. Enfim o maps se tornou uma catástrofe... corrijam de maneira certa o app por favor!!!!! </text:p>
          </table:table-cell>
          <table:table-cell/>
        </table:table-row>
        <table:table-row table:style-name="ro1">
          <table:table-cell office:value-type="string" calcext:value-type="string">
            <text:p><text:s/>Simplesmente uma porcaria. Os feras da área de T.I. na realidade, são burros, pois tudo que eles desenvolvem ou atualizam, travam nos celulares ou não funcionam! </text:p>
          </table:table-cell>
          <table:table-cell/>
        </table:table-row>
        <table:table-row table:style-name="ro1">
          <table:table-cell office:value-type="string" calcext:value-type="string">
            <text:p><text:s/>Não está navegando no meu tbm sò fica na bolinha azul e quando ando com o carro ela fica mais perdida do que eu meu celular e um Samsung j7 prime </text:p>
          </table:table-cell>
          <table:table-cell/>
        </table:table-row>
        <table:table-row table:style-name="ro1">
          <table:table-cell office:value-type="string" calcext:value-type="string">
            <text:p><text:s/>Funcionava perfeitamente após algumas atualizações modo offline parou de mostrar as Ruas e avenidas aparece só eu no GPS antes era perfeito. </text:p>
          </table:table-cell>
          <table:table-cell/>
        </table:table-row>
        <table:table-row table:style-name="ro1">
          <table:table-cell office:value-type="string" calcext:value-type="string">
            <text:p><text:s/>Poderia ser revisto a funcionalidade dos horários de trens e metros, além das linhas de ônibus que muitas das vezes não são encontradas ou incorretas. </text:p>
          </table:table-cell>
          <table:table-cell/>
        </table:table-row>
        <table:table-row table:style-name="ro1">
          <table:table-cell office:value-type="string" calcext:value-type="string">
            <text:p><text:s/>Amo pq pode usar offline e isso ajuda muito qnd está sem 4G </text:p>
          </table:table-cell>
          <table:table-cell/>
        </table:table-row>
        <table:table-row table:style-name="ro1">
          <table:table-cell office:value-type="string" calcext:value-type="string">
            <text:p><text:s/>O programa do Maps em si é muito bom, o maior problema é a perca de sinal de GPS, quando está conectado no 4G não perde o sinal GPS, quando a conexão muda pra H+ perde a conexão com o GPS na hora e demora uns minutos pra voltar e logo perde novamente, quando a conexão muda pra H não perde o sinal GPS, o problema é com a conexão H+ que não sei pq interfere no sinal GPS. Já a função Gps acho bem fraca, as principais funções que falta são mostrar radares fixos, mostrar velocidade permitida da rua que se está trafegando e a função offline deveria ser por estado e não por área como é agora. </text:p>
          </table:table-cell>
          <table:table-cell/>
        </table:table-row>
        <table:table-row table:style-name="ro1">
          <table:table-cell office:value-type="string" calcext:value-type="string">
            <text:p><text:s/>Para ficar melhor, <text:s/>poderia ter a opção de mostrar a velocidade que o carro está </text:p>
          </table:table-cell>
          <table:table-cell/>
        </table:table-row>
        <table:table-row table:style-name="ro1">
          <table:table-cell office:value-type="string" calcext:value-type="string">
            <text:p><text:s/>Hoje, dia 05.01, estava bem zuado... sorte que minhas rotas foram curtas e fui me virando, mas não atualizada o ponto do GPS em movimento... </text:p>
          </table:table-cell>
          <table:table-cell/>
        </table:table-row>
        <table:table-row table:style-name="ro1">
          <table:table-cell office:value-type="string" calcext:value-type="string">
            <text:p><text:s/>Não funciona mais como GPS, nem aparece de acordo andamos, fica só na porcaria do mapa olhando de cima e um ponto, lixo. </text:p>
          </table:table-cell>
          <table:table-cell/>
        </table:table-row>
        <table:table-row table:style-name="ro1" table:number-rows-repeated="104814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11:41:25.72632219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1:41:32.627946086</dc:date>
    <meta:editing-duration>PT53M30S</meta:editing-duration>
    <meta:editing-cycles>12</meta:editing-cycles>
    <meta:generator>LibreOffice/5.1.6.2$Linux_X86_64 LibreOffice_project/10m0$Build-2</meta:generator>
    <meta:document-statistic meta:table-count="1" meta:cell-count="505" meta:object-count="0"/>
  </office:meta>
</office:document-meta>
</file>